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3">
            <text:p>1103</text:p>
          </table:table-cell>
          <table:table-cell office:value-type="float" office:value="1">
            <text:p>1</text:p>
          </table:table-cell>
          <table:table-cell table:number-columns-repeated="2" office:value-type="float" office:value="1092">
            <text:p>1092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0">
            <text:p>0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090">
            <text:p>1090</text:p>
          </table:table-cell>
          <table:table-cell office:value-type="float" office:value="1">
            <text:p>1</text:p>
          </table:table-cell>
          <table:table-cell office:value-type="float" office:value="1077">
            <text:p>1077</text:p>
          </table:table-cell>
          <table:table-cell office:value-type="float" office:value="1078">
            <text:p>1078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0.0927643784786625">
            <text:p>-0.0927643785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office:value-type="float" office:value="767">
            <text:p>767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0.26075619295959">
            <text:p>-0.260756193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09">
            <text:p>1409</text:p>
          </table:table-cell>
          <table:table-cell office:value-type="float" office:value="1">
            <text:p>1</text:p>
          </table:table-cell>
          <table:table-cell office:value-type="float" office:value="1415">
            <text:p>1415</text:p>
          </table:table-cell>
          <table:table-cell office:value-type="float" office:value="1404">
            <text:p>140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0.78347578347578">
            <text:p>0.7834757835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17">
            <text:p>71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0.418410041841">
            <text:p>0.4184100418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754">
            <text:p>754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1.32625994694959">
            <text:p>1.3262599469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14">
            <text:p>1014</text:p>
          </table:table-cell>
          <table:table-cell office:value-type="float" office:value="1">
            <text:p>1</text:p>
          </table:table-cell>
          <table:table-cell office:value-type="float" office:value="1015">
            <text:p>1015</text:p>
          </table:table-cell>
          <table:table-cell office:value-type="float" office:value="1017">
            <text:p>1017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 office:value-type="float" office:value="1">
            <text:p>1</text:p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-0.196656833824974">
            <text:p>-0.1966568338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44">
            <text:p>1344</text:p>
          </table:table-cell>
          <table:table-cell office:value-type="float" office:value="1323">
            <text:p>1323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1.58730158730158">
            <text:p>1.5873015873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32">
            <text:p>632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 office:value-type="float" office:value="1">
            <text:p>1</text:p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 office:value-type="float" office:value="1">
            <text:p>1</text:p>
          </table:table-cell>
          <table:table-cell/>
          <table:table-cell table:formula="of:=([.D10]/[.E10]*100)-100" office:value-type="float" office:value="-0.632911392405063">
            <text:p>-0.6329113924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70">
            <text:p>12370</text:p>
          </table:table-cell>
          <table:table-cell office:value-type="float" office:value="1">
            <text:p>1</text:p>
          </table:table-cell>
          <table:table-cell office:value-type="float" office:value="12247">
            <text:p>12247</text:p>
          </table:table-cell>
          <table:table-cell office:value-type="float" office:value="12345">
            <text:p>1234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0.793843661401368">
            <text:p>-0.7938436614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69">
            <text:p>2069</text:p>
          </table:table-cell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office:value-type="float" office:value="2058">
            <text:p>2058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0.291545189504376">
            <text:p>-0.2915451895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51">
            <text:p>1351</text:p>
          </table:table-cell>
          <table:table-cell office:value-type="float" office:value="1">
            <text:p>1</text:p>
          </table:table-cell>
          <table:table-cell office:value-type="float" office:value="1342">
            <text:p>1342</text:p>
          </table:table-cell>
          <table:table-cell office:value-type="float" office:value="1333">
            <text:p>1333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0.675168792198051">
            <text:p>0.6751687922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004">
            <text:p>3004</text:p>
          </table:table-cell>
          <table:table-cell office:value-type="float" office:value="1">
            <text:p>1</text:p>
          </table:table-cell>
          <table:table-cell office:value-type="float" office:value="2976">
            <text:p>2976</text:p>
          </table:table-cell>
          <table:table-cell office:value-type="float" office:value="3038">
            <text:p>3038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2.04081632653062">
            <text:p>-2.0408163265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903">
            <text:p>1903</text:p>
          </table:table-cell>
          <table:table-cell office:value-type="float" office:value="1">
            <text:p>1</text:p>
          </table:table-cell>
          <table:table-cell office:value-type="float" office:value="1884">
            <text:p>1884</text:p>
          </table:table-cell>
          <table:table-cell office:value-type="float" office:value="1894">
            <text:p>1894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0.527983104540652">
            <text:p>-0.5279831045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54">
            <text:p>1154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43">
            <text:p>1143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0.874890638670166">
            <text:p>0.8748906387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69">
            <text:p>969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967">
            <text:p>967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0.517063081695966">
            <text:p>-0.5170630817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587">
            <text:p>1587</text:p>
          </table:table-cell>
          <table:table-cell office:value-type="float" office:value="1594">
            <text:p>1594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-0.439146800501874">
            <text:p>-0.4391468005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1193">
            <text:p>119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1.42497904442583">
            <text:p>-1.4249790444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720">
            <text:p>1720</text:p>
          </table:table-cell>
          <table:table-cell office:value-type="float" office:value="1">
            <text:p>1</text:p>
          </table:table-cell>
          <table:table-cell office:value-type="float" office:value="1726">
            <text:p>1726</text:p>
          </table:table-cell>
          <table:table-cell office:value-type="float" office:value="1736">
            <text:p>1736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-0.576036866359445">
            <text:p>-0.5760368664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177">
            <text:p>4177</text:p>
          </table:table-cell>
          <table:table-cell office:value-type="float" office:value="4370">
            <text:p>437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4.41647597254004">
            <text:p>-4.4164759725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054">
            <text:p>1054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 office:value-type="float" office:value="1">
            <text:p>1</text:p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1.32827324478177">
            <text:p>1.3282732448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414">
            <text:p>5414</text:p>
          </table:table-cell>
          <table:table-cell office:value-type="float" office:value="5540">
            <text:p>554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 office:value-type="float" office:value="1">
            <text:p>1</text:p>
          </table:table-cell>
          <table:table-cell/>
          <table:table-cell table:formula="of:=([.D23]/[.E23]*100)-100" office:value-type="float" office:value="-2.27436823104694">
            <text:p>-2.274368231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3889">
            <text:p>3889</text:p>
          </table:table-cell>
          <table:table-cell office:value-type="float" office:value="4005">
            <text:p>4005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2.89637952559301">
            <text:p>-2.8963795256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030">
            <text:p>6030</text:p>
          </table:table-cell>
          <table:table-cell office:value-type="float" office:value="1">
            <text:p>1</text:p>
          </table:table-cell>
          <table:table-cell office:value-type="float" office:value="5984">
            <text:p>5984</text:p>
          </table:table-cell>
          <table:table-cell office:value-type="float" office:value="5990">
            <text:p>599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0.100166944908182">
            <text:p>-0.1001669449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030">
            <text:p>18030</text:p>
          </table:table-cell>
          <table:table-cell office:value-type="float" office:value="1">
            <text:p>1</text:p>
          </table:table-cell>
          <table:table-cell office:value-type="float" office:value="17607">
            <text:p>17607</text:p>
          </table:table-cell>
          <table:table-cell office:value-type="float" office:value="18030">
            <text:p>1803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2.34608985024958">
            <text:p>-2.3460898502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55">
            <text:p>2455</text:p>
          </table:table-cell>
          <table:table-cell office:value-type="float" office:value="1">
            <text:p>1</text:p>
          </table:table-cell>
          <table:table-cell office:value-type="float" office:value="2445">
            <text:p>2445</text:p>
          </table:table-cell>
          <table:table-cell office:value-type="float" office:value="2509">
            <text:p>2509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2.55081705858909">
            <text:p>-2.5508170586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1">
            <text:p>1</text:p>
          </table:table-cell>
          <table:table-cell office:value-type="float" office:value="1860">
            <text:p>1860</text:p>
          </table:table-cell>
          <table:table-cell office:value-type="float" office:value="1870">
            <text:p>187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0.534759358288767">
            <text:p>-0.5347593583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24">
            <text:p>1124</text:p>
          </table:table-cell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  <table:table-cell office:value-type="float" office:value="1130">
            <text:p>113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1.68141592920354">
            <text:p>-1.6814159292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5090">
            <text:p>5090</text:p>
          </table:table-cell>
          <table:table-cell office:value-type="float" office:value="1">
            <text:p>1</text:p>
          </table:table-cell>
          <table:table-cell office:value-type="float" office:value="5065">
            <text:p>5065</text:p>
          </table:table-cell>
          <table:table-cell office:value-type="float" office:value="5070">
            <text:p>507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0.0986193293885549">
            <text:p>-0.0986193294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450">
            <text:p>5450</text:p>
          </table:table-cell>
          <table:table-cell office:value-type="float" office:value="1">
            <text:p>1</text:p>
          </table:table-cell>
          <table:table-cell office:value-type="float" office:value="5445">
            <text:p>5445</text:p>
          </table:table-cell>
          <table:table-cell office:value-type="float" office:value="5620">
            <text:p>562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3.11387900355872">
            <text:p>-3.1138790036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8">
            <text:p>808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1.95121951219512">
            <text:p>-1.9512195122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office:value-type="float" office:value="1911">
            <text:p>1911</text:p>
          </table:table-cell>
          <table:table-cell office:value-type="float" office:value="1894">
            <text:p>1894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 office:value-type="float" office:value="1">
            <text:p>1</text:p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0.897571277719123">
            <text:p>0.8975712777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2.39808153477217">
            <text:p>-2.3980815348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2102">
            <text:p>2102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4.47193149381542">
            <text:p>-4.4719314938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373">
            <text:p>2373</text:p>
          </table:table-cell>
          <table:table-cell office:value-type="float" office:value="1">
            <text:p>1</text:p>
          </table:table-cell>
          <table:table-cell office:value-type="float" office:value="2369">
            <text:p>2369</text:p>
          </table:table-cell>
          <table:table-cell office:value-type="float" office:value="2308">
            <text:p>2308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2.64298093587523">
            <text:p>2.6429809359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 office:value-type="float" office:value="2198">
            <text:p>2198</text:p>
          </table:table-cell>
          <table:table-cell office:value-type="float" office:value="2188">
            <text:p>2188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0.457038391224856">
            <text:p>0.4570383912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float" office:value="1146">
            <text:p>1146</text:p>
          </table:table-cell>
          <table:table-cell office:value-type="float" office:value="1153">
            <text:p>1153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0.607111882046823">
            <text:p>-0.607111882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23">
            <text:p>3823</text:p>
          </table:table-cell>
          <table:table-cell office:value-type="float" office:value="1">
            <text:p>1</text:p>
          </table:table-cell>
          <table:table-cell office:value-type="float" office:value="3846">
            <text:p>3846</text:p>
          </table:table-cell>
          <table:table-cell office:value-type="float" office:value="3745">
            <text:p>3745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2.69692923898532">
            <text:p>2.696929239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565">
            <text:p>1565</text:p>
          </table:table-cell>
          <table:table-cell office:value-type="float" office:value="1">
            <text:p>1</text:p>
          </table:table-cell>
          <table:table-cell table:number-columns-repeated="2" office:value-type="float" office:value="1565">
            <text:p>1565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 office:value-type="float" office:value="1">
            <text:p>1</text:p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 office:value-type="float" office:value="1">
            <text:p>1</text:p>
          </table:table-cell>
          <table:table-cell/>
          <table:table-cell table:formula="of:=([.D40]/[.E40]*100)-100" office:value-type="float" office:value="0">
            <text:p>0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82">
            <text:p>2482</text:p>
          </table:table-cell>
          <table:table-cell office:value-type="float" office:value="1">
            <text:p>1</text:p>
          </table:table-cell>
          <table:table-cell office:value-type="float" office:value="2490">
            <text:p>2490</text:p>
          </table:table-cell>
          <table:table-cell office:value-type="float" office:value="2479">
            <text:p>2479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0.443727309398952">
            <text:p>0.4437273094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930">
            <text:p>8930</text:p>
          </table:table-cell>
          <table:table-cell office:value-type="float" office:value="1">
            <text:p>1</text:p>
          </table:table-cell>
          <table:table-cell office:value-type="float" office:value="8870">
            <text:p>8870</text:p>
          </table:table-cell>
          <table:table-cell office:value-type="float" office:value="9050">
            <text:p>905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1.9889502762431">
            <text:p>-1.9889502762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800">
            <text:p>6800</text:p>
          </table:table-cell>
          <table:table-cell office:value-type="float" office:value="1">
            <text:p>1</text:p>
          </table:table-cell>
          <table:table-cell office:value-type="float" office:value="6729">
            <text:p>6729</text:p>
          </table:table-cell>
          <table:table-cell office:value-type="float" office:value="7040">
            <text:p>704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4.41761363636364">
            <text:p>-4.4176136364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 office:value-type="float" office:value="1566">
            <text:p>1566</text:p>
          </table:table-cell>
          <table:table-cell office:value-type="float" office:value="1550">
            <text:p>1550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1.03225806451613">
            <text:p>1.0322580645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75">
            <text:p>1875</text:p>
          </table:table-cell>
          <table:table-cell office:value-type="float" office:value="1">
            <text:p>1</text:p>
          </table:table-cell>
          <table:table-cell office:value-type="float" office:value="1891">
            <text:p>1891</text:p>
          </table:table-cell>
          <table:table-cell office:value-type="float" office:value="1884">
            <text:p>188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 office:value-type="float" office:value="1">
            <text:p>1</text:p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 office:value-type="float" office:value="1">
            <text:p>1</text:p>
          </table:table-cell>
          <table:table-cell table:formula="of:=IF(OR(AND([.G45]=1;[.I45]=1);AND([.F45]=1;[.H45]=1));1;&quot;&quot;)" office:value-type="float" office:value="1">
            <text:p>1</text:p>
          </table:table-cell>
          <table:table-cell/>
          <table:table-cell table:formula="of:=([.D45]/[.E45]*100)-100" office:value-type="float" office:value="0.371549893842896">
            <text:p>0.3715498938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90">
            <text:p>3790</text:p>
          </table:table-cell>
          <table:table-cell office:value-type="float" office:value="3765">
            <text:p>3765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0.66401062416999">
            <text:p>0.6640106242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63">
            <text:p>2663</text:p>
          </table:table-cell>
          <table:table-cell office:value-type="float" office:value="1">
            <text:p>1</text:p>
          </table:table-cell>
          <table:table-cell office:value-type="float" office:value="2676">
            <text:p>2676</text:p>
          </table:table-cell>
          <table:table-cell office:value-type="float" office:value="2667">
            <text:p>2667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0.337457817772773">
            <text:p>0.3374578178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80">
            <text:p>3680</text:p>
          </table:table-cell>
          <table:table-cell office:value-type="float" office:value="1">
            <text:p>1</text:p>
          </table:table-cell>
          <table:table-cell office:value-type="float" office:value="3570">
            <text:p>3570</text:p>
          </table:table-cell>
          <table:table-cell office:value-type="float" office:value="3620">
            <text:p>362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1.38121546961327">
            <text:p>-1.3812154696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1.3215859030837">
            <text:p>-1.3215859031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43">
            <text:p>2943</text:p>
          </table:table-cell>
          <table:table-cell office:value-type="float" office:value="3025">
            <text:p>3025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7107438016529">
            <text:p>-2.7107438017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970">
            <text:p>5970</text:p>
          </table:table-cell>
          <table:table-cell office:value-type="float" office:value="1">
            <text:p>1</text:p>
          </table:table-cell>
          <table:table-cell office:value-type="float" office:value="5935">
            <text:p>5935</text:p>
          </table:table-cell>
          <table:table-cell office:value-type="float" office:value="5930">
            <text:p>593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0.084317032040488">
            <text:p>0.084317032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055">
            <text:p>2055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2043">
            <text:p>2043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0.0489476260401318">
            <text:p>0.048947626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450">
            <text:p>3450</text:p>
          </table:table-cell>
          <table:table-cell office:value-type="float" office:value="0">
            <text:p>0</text:p>
          </table:table-cell>
          <table:table-cell office:value-type="float" office:value="3364">
            <text:p>3364</text:p>
          </table:table-cell>
          <table:table-cell office:value-type="float" office:value="3490">
            <text:p>349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3.61031518624641">
            <text:p>-3.6103151862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545">
            <text:p>2545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0.785854616895875">
            <text:p>-0.7858546169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 office:value-type="float" office:value="2408">
            <text:p>2408</text:p>
          </table:table-cell>
          <table:table-cell office:value-type="float" office:value="2421">
            <text:p>2421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0.536968194960764">
            <text:p>-0.536968195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office:value-type="float" office:value="750">
            <text:p>75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0.400000000000006">
            <text:p>-0.4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4509">
            <text:p>4509</text:p>
          </table:table-cell>
          <table:table-cell office:value-type="float" office:value="4465">
            <text:p>4465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0.985442329227325">
            <text:p>0.9854423292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464">
            <text:p>5464</text:p>
          </table:table-cell>
          <table:table-cell office:value-type="float" office:value="5450">
            <text:p>545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0.256880733944968">
            <text:p>0.2568807339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3573">
            <text:p>3573</text:p>
          </table:table-cell>
          <table:table-cell office:value-type="float" office:value="0">
            <text:p>0</text:p>
          </table:table-cell>
          <table:table-cell office:value-type="float" office:value="3633">
            <text:p>3633</text:p>
          </table:table-cell>
          <table:table-cell office:value-type="float" office:value="3593">
            <text:p>3593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1.11327581408294">
            <text:p>1.1132758141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48">
            <text:p>1548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54">
            <text:p>1554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 office:value-type="float" office:value="1">
            <text:p>1</text:p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 office:value-type="float" office:value="1">
            <text:p>1</text:p>
          </table:table-cell>
          <table:table-cell table:formula="of:=IF(OR(AND([.G60]=1;[.I60]=1);AND([.F60]=1;[.H60]=1));1;&quot;&quot;)" office:value-type="float" office:value="1">
            <text:p>1</text:p>
          </table:table-cell>
          <table:table-cell/>
          <table:table-cell table:formula="of:=([.D60]/[.E60]*100)-100" office:value-type="float" office:value="-0.321750321750329">
            <text:p>-0.3217503218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  <table:table-cell office:value-type="float" office:value="1135">
            <text:p>1135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2.90748898678414">
            <text:p>-2.9074889868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4">
            <text:p>1114</text:p>
          </table:table-cell>
          <table:table-cell office:value-type="float" office:value="1">
            <text:p>1</text:p>
          </table:table-cell>
          <table:table-cell table:number-columns-repeated="2" office:value-type="float" office:value="1076">
            <text:p>1076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0">
            <text:p>0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65">
            <text:p>5465</text:p>
          </table:table-cell>
          <table:table-cell office:value-type="float" office:value="5480">
            <text:p>548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273722627737229">
            <text:p>-0.2737226277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55">
            <text:p>1955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953">
            <text:p>1953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0.460829493087559">
            <text:p>-0.4608294931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280">
            <text:p>5280</text:p>
          </table:table-cell>
          <table:table-cell office:value-type="float" office:value="1">
            <text:p>1</text:p>
          </table:table-cell>
          <table:table-cell office:value-type="float" office:value="5285">
            <text:p>5285</text:p>
          </table:table-cell>
          <table:table-cell office:value-type="float" office:value="5450">
            <text:p>545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-3.02752293577981">
            <text:p>-3.0275229358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4090">
            <text:p>4090</text:p>
          </table:table-cell>
          <table:table-cell office:value-type="float" office:value="1">
            <text:p>1</text:p>
          </table:table-cell>
          <table:table-cell office:value-type="float" office:value="4016">
            <text:p>4016</text:p>
          </table:table-cell>
          <table:table-cell office:value-type="float" office:value="4120">
            <text:p>4120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2.52427184466019">
            <text:p>-2.5242718447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59">
            <text:p>1859</text:p>
          </table:table-cell>
          <table:table-cell office:value-type="float" office:value="1">
            <text:p>1</text:p>
          </table:table-cell>
          <table:table-cell office:value-type="float" office:value="1825">
            <text:p>1825</text:p>
          </table:table-cell>
          <table:table-cell office:value-type="float" office:value="1869">
            <text:p>1869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2.35420010700909">
            <text:p>-2.354200107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231">
            <text:p>2231</text:p>
          </table:table-cell>
          <table:table-cell office:value-type="float" office:value="1">
            <text:p>1</text:p>
          </table:table-cell>
          <table:table-cell office:value-type="float" office:value="2128">
            <text:p>2128</text:p>
          </table:table-cell>
          <table:table-cell office:value-type="float" office:value="2283">
            <text:p>2283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6.78931230836618">
            <text:p>-6.7893123084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680">
            <text:p>5680</text:p>
          </table:table-cell>
          <table:table-cell office:value-type="float" office:value="1">
            <text:p>1</text:p>
          </table:table-cell>
          <table:table-cell office:value-type="float" office:value="5739">
            <text:p>5739</text:p>
          </table:table-cell>
          <table:table-cell office:value-type="float" office:value="5850">
            <text:p>585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-1.8974358974359">
            <text:p>-1.8974358974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96">
            <text:p>1596</text:p>
          </table:table-cell>
          <table:table-cell office:value-type="float" office:value="1">
            <text:p>1</text:p>
          </table:table-cell>
          <table:table-cell office:value-type="float" office:value="1575">
            <text:p>1575</text:p>
          </table:table-cell>
          <table:table-cell office:value-type="float" office:value="1570">
            <text:p>1570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0.318471337579624">
            <text:p>0.3184713376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427">
            <text:p>2427</text:p>
          </table:table-cell>
          <table:table-cell office:value-type="float" office:value="2422">
            <text:p>2422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0.206440957886045">
            <text:p>0.2064409579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7">
            <text:p>817</text:p>
          </table:table-cell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  <table:table-cell office:value-type="float" office:value="801">
            <text:p>801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0.499375780274661">
            <text:p>0.4993757803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29">
            <text:p>1929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office:value-type="float" office:value="1905">
            <text:p>1905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0.472440944881896">
            <text:p>-0.4724409449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290">
            <text:p>14290</text:p>
          </table:table-cell>
          <table:table-cell office:value-type="float" office:value="1">
            <text:p>1</text:p>
          </table:table-cell>
          <table:table-cell office:value-type="float" office:value="14180">
            <text:p>14180</text:p>
          </table:table-cell>
          <table:table-cell office:value-type="float" office:value="15200">
            <text:p>1520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6.71052631578948">
            <text:p>-6.7105263158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615">
            <text:p>2615</text:p>
          </table:table-cell>
          <table:table-cell office:value-type="float" office:value="2755">
            <text:p>2755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5.08166969147005">
            <text:p>-5.0816696915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458">
            <text:p>5458</text:p>
          </table:table-cell>
          <table:table-cell office:value-type="float" office:value="1">
            <text:p>1</text:p>
          </table:table-cell>
          <table:table-cell office:value-type="float" office:value="5450">
            <text:p>5450</text:p>
          </table:table-cell>
          <table:table-cell office:value-type="float" office:value="5525">
            <text:p>5525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1.35746606334841">
            <text:p>-1.3574660633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10300">
            <text:p>10300</text:p>
          </table:table-cell>
          <table:table-cell office:value-type="float" office:value="1">
            <text:p>1</text:p>
          </table:table-cell>
          <table:table-cell office:value-type="float" office:value="10295">
            <text:p>10295</text:p>
          </table:table-cell>
          <table:table-cell office:value-type="float" office:value="10350">
            <text:p>1035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0.531400966183568">
            <text:p>-0.5314009662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float" office:value="1064">
            <text:p>1064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1.97368421052632">
            <text:p>-1.9736842105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74">
            <text:p>1474</text:p>
          </table:table-cell>
          <table:table-cell office:value-type="float" office:value="1">
            <text:p>1</text:p>
          </table:table-cell>
          <table:table-cell office:value-type="float" office:value="1479">
            <text:p>1479</text:p>
          </table:table-cell>
          <table:table-cell office:value-type="float" office:value="1452">
            <text:p>1452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1.85950413223142">
            <text:p>1.8595041322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 office:value-type="float" office:value="844">
            <text:p>844</text:p>
          </table:table-cell>
          <table:table-cell office:value-type="float" office:value="850">
            <text:p>850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0.705882352941174">
            <text:p>-0.7058823529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  <table:table-cell office:value-type="float" office:value="1106">
            <text:p>1106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0.904159132007237">
            <text:p>-0.904159132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499">
            <text:p>499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1.40280561122245">
            <text:p>-1.4028056112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 office:value-type="float" office:value="1">
            <text:p>1</text:p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 office:value-type="float" office:value="1">
            <text:p>1</text:p>
          </table:table-cell>
          <table:table-cell/>
          <table:table-cell table:formula="of:=([.D83]/[.E83]*100)-100" office:value-type="float" office:value="-1.52671755725191">
            <text:p>-1.5267175573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22">
            <text:p>2722</text:p>
          </table:table-cell>
          <table:table-cell office:value-type="float" office:value="1">
            <text:p>1</text:p>
          </table:table-cell>
          <table:table-cell office:value-type="float" office:value="2712">
            <text:p>2712</text:p>
          </table:table-cell>
          <table:table-cell office:value-type="float" office:value="2550">
            <text:p>2550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6.35294117647058">
            <text:p>6.3529411765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  <table:table-cell office:value-type="float" office:value="532">
            <text:p>532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1.12781954887218">
            <text:p>1.1278195489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3010">
            <text:p>3010</text:p>
          </table:table-cell>
          <table:table-cell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3015">
            <text:p>301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1.35986733001658">
            <text:p>-1.35986733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02">
            <text:p>1502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0.532623169107865">
            <text:p>-0.5326231691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85">
            <text:p>3185</text:p>
          </table:table-cell>
          <table:table-cell office:value-type="float" office:value="1">
            <text:p>1</text:p>
          </table:table-cell>
          <table:table-cell office:value-type="float" office:value="3199">
            <text:p>3199</text:p>
          </table:table-cell>
          <table:table-cell office:value-type="float" office:value="3175">
            <text:p>317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0.755905511811022">
            <text:p>0.7559055118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235">
            <text:p>1235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4.37246963562752">
            <text:p>-4.3724696356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91">
            <text:p>1591</text:p>
          </table:table-cell>
          <table:table-cell office:value-type="float" office:value="1578">
            <text:p>1578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0.823827629911293">
            <text:p>0.8238276299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482">
            <text:p>482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1.03734439834025">
            <text:p>-1.0373443983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float" office:value="2012">
            <text:p>2012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2.43538767395626">
            <text:p>-2.435387674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28">
            <text:p>1828</text:p>
          </table:table-cell>
          <table:table-cell office:value-type="float" office:value="1">
            <text:p>1</text:p>
          </table:table-cell>
          <table:table-cell office:value-type="float" office:value="1843">
            <text:p>1843</text:p>
          </table:table-cell>
          <table:table-cell office:value-type="float" office:value="1734">
            <text:p>1734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6.28604382929643">
            <text:p>6.2860438293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float" office:value="1065">
            <text:p>1065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0.657276995305153">
            <text:p>0.6572769953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60">
            <text:p>360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1.38888888888889">
            <text:p>-1.3888888889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15">
            <text:p>2115</text:p>
          </table:table-cell>
          <table:table-cell office:value-type="float" office:value="1">
            <text:p>1</text:p>
          </table:table-cell>
          <table:table-cell office:value-type="float" office:value="2126">
            <text:p>2126</text:p>
          </table:table-cell>
          <table:table-cell office:value-type="float" office:value="1990">
            <text:p>199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6.83417085427136">
            <text:p>6.8341708543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35">
            <text:p>735</text:p>
          </table:table-cell>
          <table:table-cell table:formula="of:=IF(AND([.B97]&gt;[.E97];[.H97]=1);1;&quot;&quot;)" office:value-type="float" office:value="1">
            <text:p>1</text:p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0.136054421768705">
            <text:p>-0.1360544218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office:value-type="float" office:value="668">
            <text:p>668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0.898203592814369">
            <text:p>-0.8982035928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office:value-type="float" office:value="571">
            <text:p>571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0.350262697022757">
            <text:p>0.350262697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913">
            <text:p>1913</text:p>
          </table:table-cell>
          <table:table-cell office:value-type="float" office:value="1951">
            <text:p>1951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1.94771911840081">
            <text:p>-1.9477191184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30">
            <text:p>530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2.83018867924528">
            <text:p>-2.8301886792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86">
            <text:p>1286</text:p>
          </table:table-cell>
          <table:table-cell office:value-type="float" office:value="1270">
            <text:p>127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1.25984251968505">
            <text:p>1.2598425197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60">
            <text:p>560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0.178571428571431">
            <text:p>-0.1785714286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355">
            <text:p>3355</text:p>
          </table:table-cell>
          <table:table-cell office:value-type="float" office:value="0">
            <text:p>0</text:p>
          </table:table-cell>
          <table:table-cell office:value-type="float" office:value="3387">
            <text:p>3387</text:p>
          </table:table-cell>
          <table:table-cell office:value-type="float" office:value="3400">
            <text:p>340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0.382352941176464">
            <text:p>-0.3823529412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98">
            <text:p>1098</text:p>
          </table:table-cell>
          <table:table-cell office:value-type="float" office:value="1095">
            <text:p>1095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0.273972602739732">
            <text:p>0.2739726027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2.94117647058823">
            <text:p>-2.941176470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59">
            <text:p>2659</text:p>
          </table:table-cell>
          <table:table-cell office:value-type="float" office:value="1">
            <text:p>1</text:p>
          </table:table-cell>
          <table:table-cell office:value-type="float" office:value="2639">
            <text:p>2639</text:p>
          </table:table-cell>
          <table:table-cell office:value-type="float" office:value="2705">
            <text:p>2705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2.43992606284658">
            <text:p>-2.4399260628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600">
            <text:p>600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2.66666666666666">
            <text:p>-2.6666666667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498">
            <text:p>498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-4.01606425702812">
            <text:p>-4.016064257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352">
            <text:p>6352</text:p>
          </table:table-cell>
          <table:table-cell office:value-type="float" office:value="1">
            <text:p>1</text:p>
          </table:table-cell>
          <table:table-cell office:value-type="float" office:value="6234">
            <text:p>6234</text:p>
          </table:table-cell>
          <table:table-cell office:value-type="float" office:value="6359">
            <text:p>6359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1.96571788016983">
            <text:p>-1.9657178802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26">
            <text:p>1826</text:p>
          </table:table-cell>
          <table:table-cell office:value-type="float" office:value="1">
            <text:p>1</text:p>
          </table:table-cell>
          <table:table-cell office:value-type="float" office:value="1808">
            <text:p>1808</text:p>
          </table:table-cell>
          <table:table-cell office:value-type="float" office:value="1824">
            <text:p>1824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0.877192982456137">
            <text:p>-0.8771929825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36">
            <text:p>1136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1.49647887323943">
            <text:p>1.4964788732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  <table:table-cell office:value-type="float" office:value="1623">
            <text:p>1623</text:p>
          </table:table-cell>
          <table:table-cell office:value-type="float" office:value="1637">
            <text:p>1637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855222968845453">
            <text:p>-0.8552229688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20">
            <text:p>520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0.57692307692308">
            <text:p>-0.5769230769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69">
            <text:p>1769</text:p>
          </table:table-cell>
          <table:table-cell office:value-type="float" office:value="1754">
            <text:p>1754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0.85518814139111">
            <text:p>0.8551881414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office:value-type="float" office:value="1726">
            <text:p>1726</text:p>
          </table:table-cell>
          <table:table-cell office:value-type="float" office:value="1764">
            <text:p>1764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2.15419501133786">
            <text:p>-2.1541950113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35">
            <text:p>635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1.1023622047244">
            <text:p>-1.1023622047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61">
            <text:p>761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office:value-type="float" office:value="759">
            <text:p>759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0.790513833992094">
            <text:p>-0.790513834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01">
            <text:p>1501</text:p>
          </table:table-cell>
          <table:table-cell office:value-type="float" office:value="1">
            <text:p>1</text:p>
          </table:table-cell>
          <table:table-cell office:value-type="float" office:value="1481">
            <text:p>1481</text:p>
          </table:table-cell>
          <table:table-cell office:value-type="float" office:value="1505">
            <text:p>1505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-1.59468438538207">
            <text:p>-1.5946843854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61">
            <text:p>1261</text:p>
          </table:table-cell>
          <table:table-cell office:value-type="float" office:value="1271">
            <text:p>1271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0.786782061368996">
            <text:p>-0.7867820614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945">
            <text:p>945</text:p>
          </table:table-cell>
          <table:table-cell office:value-type="float" office:value="940">
            <text:p>940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.531914893617014">
            <text:p>0.5319148936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  <table:table-cell office:value-type="float" office:value="2395">
            <text:p>2395</text:p>
          </table:table-cell>
          <table:table-cell office:value-type="float" office:value="2363">
            <text:p>2363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1.35421074904782">
            <text:p>1.354210749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212">
            <text:p>212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1.41509433962264">
            <text:p>-1.4150943396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682">
            <text:p>1682</text:p>
          </table:table-cell>
          <table:table-cell office:value-type="float" office:value="1">
            <text:p>1</text:p>
          </table:table-cell>
          <table:table-cell office:value-type="float" office:value="1661">
            <text:p>1661</text:p>
          </table:table-cell>
          <table:table-cell office:value-type="float" office:value="1691">
            <text:p>1691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1.77409816676523">
            <text:p>-1.7740981668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658">
            <text:p>658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-1.06382978723404">
            <text:p>-1.0638297872</text:p>
          </table:table-cell>
          <table:table-cell table:formula="of:=IF(OR(AND([.B125]&gt;[.E125];[.C125]=0);AND([.B125]&lt;=[.E125];[.C125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43">
            <text:p>1243</text:p>
          </table:table-cell>
          <table:table-cell office:value-type="float" office:value="1242">
            <text:p>1242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0.0805152979066008">
            <text:p>0.0805152979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34">
            <text:p>1534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1530">
            <text:p>153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0.980392156862735">
            <text:p>-0.9803921569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4972">
            <text:p>4972</text:p>
          </table:table-cell>
          <table:table-cell office:value-type="float" office:value="5070">
            <text:p>507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1.93293885601578">
            <text:p>-1.932938856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50">
            <text:p>6250</text:p>
          </table:table-cell>
          <table:table-cell office:value-type="float" office:value="1">
            <text:p>1</text:p>
          </table:table-cell>
          <table:table-cell office:value-type="float" office:value="6185">
            <text:p>6185</text:p>
          </table:table-cell>
          <table:table-cell office:value-type="float" office:value="6290">
            <text:p>629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1.66931637519873">
            <text:p>-1.6693163752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53">
            <text:p>1053</text:p>
          </table:table-cell>
          <table:table-cell office:value-type="float" office:value="1063">
            <text:p>1063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0.940733772342426">
            <text:p>-0.9407337723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408">
            <text:p>5408</text:p>
          </table:table-cell>
          <table:table-cell office:value-type="float" office:value="1">
            <text:p>1</text:p>
          </table:table-cell>
          <table:table-cell office:value-type="float" office:value="5405">
            <text:p>5405</text:p>
          </table:table-cell>
          <table:table-cell office:value-type="float" office:value="5515">
            <text:p>5515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1.99456029011786">
            <text:p>-1.9945602901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295">
            <text:p>5295</text:p>
          </table:table-cell>
          <table:table-cell office:value-type="float" office:value="1">
            <text:p>1</text:p>
          </table:table-cell>
          <table:table-cell office:value-type="float" office:value="5266">
            <text:p>5266</text:p>
          </table:table-cell>
          <table:table-cell office:value-type="float" office:value="5256">
            <text:p>5256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0.19025875190259">
            <text:p>0.1902587519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575">
            <text:p>1575</text:p>
          </table:table-cell>
          <table:table-cell office:value-type="float" office:value="1">
            <text:p>1</text:p>
          </table:table-cell>
          <table:table-cell office:value-type="float" office:value="1560">
            <text:p>1560</text:p>
          </table:table-cell>
          <table:table-cell office:value-type="float" office:value="1544">
            <text:p>1544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1.03626943005182">
            <text:p>1.0362694301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190">
            <text:p>1190</text:p>
          </table:table-cell>
          <table:table-cell office:value-type="float" office:value="1">
            <text:p>1</text:p>
          </table:table-cell>
          <table:table-cell office:value-type="float" office:value="1191">
            <text:p>1191</text:p>
          </table:table-cell>
          <table:table-cell office:value-type="float" office:value="1168">
            <text:p>1168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96917808219179">
            <text:p>1.9691780822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327">
            <text:p>4327</text:p>
          </table:table-cell>
          <table:table-cell office:value-type="float" office:value="4255">
            <text:p>425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1.69212690951821">
            <text:p>1.6921269095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27">
            <text:p>2127</text:p>
          </table:table-cell>
          <table:table-cell office:value-type="float" office:value="1">
            <text:p>1</text:p>
          </table:table-cell>
          <table:table-cell office:value-type="float" office:value="2116">
            <text:p>2116</text:p>
          </table:table-cell>
          <table:table-cell office:value-type="float" office:value="2101">
            <text:p>2101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0.713945740123762">
            <text:p>0.7139457401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710">
            <text:p>3710</text:p>
          </table:table-cell>
          <table:table-cell office:value-type="float" office:value="1">
            <text:p>1</text:p>
          </table:table-cell>
          <table:table-cell office:value-type="float" office:value="3687">
            <text:p>3687</text:p>
          </table:table-cell>
          <table:table-cell office:value-type="float" office:value="3640">
            <text:p>364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1.29120879120879">
            <text:p>1.2912087912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0">
            <text:p>0</text:p>
          </table:table-cell>
          <table:table-cell office:value-type="float" office:value="5846">
            <text:p>5846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1.25">
            <text:p>-1.2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052">
            <text:p>7052</text:p>
          </table:table-cell>
          <table:table-cell office:value-type="float" office:value="1">
            <text:p>1</text:p>
          </table:table-cell>
          <table:table-cell office:value-type="float" office:value="7041">
            <text:p>7041</text:p>
          </table:table-cell>
          <table:table-cell office:value-type="float" office:value="6874">
            <text:p>6874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2.42944428280478">
            <text:p>2.4294442828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864">
            <text:p>1864</text:p>
          </table:table-cell>
          <table:table-cell office:value-type="float" office:value="1">
            <text:p>1</text:p>
          </table:table-cell>
          <table:table-cell office:value-type="float" office:value="1848">
            <text:p>1848</text:p>
          </table:table-cell>
          <table:table-cell office:value-type="float" office:value="1850">
            <text:p>185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0.108108108108112">
            <text:p>-0.1081081081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460">
            <text:p>14460</text:p>
          </table:table-cell>
          <table:table-cell office:value-type="float" office:value="1">
            <text:p>1</text:p>
          </table:table-cell>
          <table:table-cell office:value-type="float" office:value="14295">
            <text:p>14295</text:p>
          </table:table-cell>
          <table:table-cell office:value-type="float" office:value="14210">
            <text:p>1421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0.598170302603805">
            <text:p>0.5981703026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4015">
            <text:p>4015</text:p>
          </table:table-cell>
          <table:table-cell office:value-type="float" office:value="3945">
            <text:p>394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1.7743979721166">
            <text:p>1.7743979721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020">
            <text:p>7020</text:p>
          </table:table-cell>
          <table:table-cell office:value-type="float" office:value="1">
            <text:p>1</text:p>
          </table:table-cell>
          <table:table-cell office:value-type="float" office:value="6965">
            <text:p>6965</text:p>
          </table:table-cell>
          <table:table-cell office:value-type="float" office:value="6890">
            <text:p>689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1.08853410740204">
            <text:p>1.0885341074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98">
            <text:p>2598</text:p>
          </table:table-cell>
          <table:table-cell office:value-type="float" office:value="1">
            <text:p>1</text:p>
          </table:table-cell>
          <table:table-cell office:value-type="float" office:value="2596">
            <text:p>2596</text:p>
          </table:table-cell>
          <table:table-cell office:value-type="float" office:value="2534">
            <text:p>2534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2.44672454617205">
            <text:p>2.4467245462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385">
            <text:p>3385</text:p>
          </table:table-cell>
          <table:table-cell office:value-type="float" office:value="3365">
            <text:p>3365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0.594353640416045">
            <text:p>0.5943536404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100">
            <text:p>5100</text:p>
          </table:table-cell>
          <table:table-cell office:value-type="float" office:value="5010">
            <text:p>501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1.79640718562875">
            <text:p>1.7964071856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070">
            <text:p>7070</text:p>
          </table:table-cell>
          <table:table-cell office:value-type="float" office:value="1">
            <text:p>1</text:p>
          </table:table-cell>
          <table:table-cell office:value-type="float" office:value="7005">
            <text:p>7005</text:p>
          </table:table-cell>
          <table:table-cell office:value-type="float" office:value="7040">
            <text:p>704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0.497159090909094">
            <text:p>-0.4971590909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063">
            <text:p>2063</text:p>
          </table:table-cell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office:value-type="float" office:value="2087">
            <text:p>2087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 office:value-type="float" office:value="1">
            <text:p>1</text:p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 office:value-type="float" office:value="1">
            <text:p>1</text:p>
          </table:table-cell>
          <table:table-cell/>
          <table:table-cell table:formula="of:=([.D149]/[.E149]*100)-100" office:value-type="float" office:value="-1.00622903689506">
            <text:p>-1.0062290369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851">
            <text:p>1851</text:p>
          </table:table-cell>
          <table:table-cell office:value-type="float" office:value="1">
            <text:p>1</text:p>
          </table:table-cell>
          <table:table-cell office:value-type="float" office:value="1838">
            <text:p>1838</text:p>
          </table:table-cell>
          <table:table-cell office:value-type="float" office:value="1820">
            <text:p>1820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0.989010989010978">
            <text:p>0.989010989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286">
            <text:p>2286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245">
            <text:p>2245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0.178173719376389">
            <text:p>0.1781737194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827">
            <text:p>3827</text:p>
          </table:table-cell>
          <table:table-cell office:value-type="float" office:value="1">
            <text:p>1</text:p>
          </table:table-cell>
          <table:table-cell office:value-type="float" office:value="3817">
            <text:p>3817</text:p>
          </table:table-cell>
          <table:table-cell office:value-type="float" office:value="3846">
            <text:p>3846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0.754030161206458">
            <text:p>-0.7540301612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6970">
            <text:p>6970</text:p>
          </table:table-cell>
          <table:table-cell office:value-type="float" office:value="1">
            <text:p>1</text:p>
          </table:table-cell>
          <table:table-cell office:value-type="float" office:value="6914">
            <text:p>6914</text:p>
          </table:table-cell>
          <table:table-cell office:value-type="float" office:value="6830">
            <text:p>683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1.2298682284041">
            <text:p>1.2298682284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146">
            <text:p>2146</text:p>
          </table:table-cell>
          <table:table-cell office:value-type="float" office:value="2178">
            <text:p>2178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1.4692378328742">
            <text:p>-1.4692378329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65">
            <text:p>1665</text:p>
          </table:table-cell>
          <table:table-cell office:value-type="float" office:value="1">
            <text:p>1</text:p>
          </table:table-cell>
          <table:table-cell office:value-type="float" office:value="1643">
            <text:p>1643</text:p>
          </table:table-cell>
          <table:table-cell office:value-type="float" office:value="1664">
            <text:p>1664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1.26201923076923">
            <text:p>-1.2620192308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83">
            <text:p>28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3.886925795053">
            <text:p>-3.8869257951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50">
            <text:p>450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1.55555555555556">
            <text:p>-1.5555555556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97">
            <text:p>2197</text:p>
          </table:table-cell>
          <table:table-cell office:value-type="float" office:value="1">
            <text:p>1</text:p>
          </table:table-cell>
          <table:table-cell office:value-type="float" office:value="2178">
            <text:p>2178</text:p>
          </table:table-cell>
          <table:table-cell office:value-type="float" office:value="2181">
            <text:p>2181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0.137551581843184">
            <text:p>-0.1375515818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273">
            <text:p>2273</text:p>
          </table:table-cell>
          <table:table-cell office:value-type="float" office:value="2321">
            <text:p>2321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2.0680741059888">
            <text:p>-2.068074106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06">
            <text:p>1406</text:p>
          </table:table-cell>
          <table:table-cell office:value-type="float" office:value="1386">
            <text:p>1386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1.44300144300145">
            <text:p>1.443001443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25">
            <text:p>3125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3145">
            <text:p>3145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3.1160572337043">
            <text:p>-3.1160572337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60">
            <text:p>5360</text:p>
          </table:table-cell>
          <table:table-cell office:value-type="float" office:value="1">
            <text:p>1</text:p>
          </table:table-cell>
          <table:table-cell office:value-type="float" office:value="5404">
            <text:p>5404</text:p>
          </table:table-cell>
          <table:table-cell office:value-type="float" office:value="5380">
            <text:p>538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0.446096654275081">
            <text:p>0.4460966543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448">
            <text:p>448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 office:value-type="float" office:value="1">
            <text:p>1</text:p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1.11607142857142">
            <text:p>1.1160714286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50">
            <text:p>4150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140">
            <text:p>414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 office:value-type="float" office:value="1">
            <text:p>1</text:p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1.0144927536232">
            <text:p>1.0144927536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98">
            <text:p>1198</text:p>
          </table:table-cell>
          <table:table-cell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1177">
            <text:p>1177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3.31350892098557">
            <text:p>3.313508921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55">
            <text:p>5055</text:p>
          </table:table-cell>
          <table:table-cell office:value-type="float" office:value="5010">
            <text:p>501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0.898203592814355">
            <text:p>0.8982035928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58">
            <text:p>1858</text:p>
          </table:table-cell>
          <table:table-cell office:value-type="float" office:value="0">
            <text:p>0</text:p>
          </table:table-cell>
          <table:table-cell office:value-type="float" office:value="1848">
            <text:p>1848</text:p>
          </table:table-cell>
          <table:table-cell office:value-type="float" office:value="1881">
            <text:p>1881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1.75438596491229">
            <text:p>-1.7543859649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office:value-type="float" office:value="675">
            <text:p>675</text:p>
          </table:table-cell>
          <table:table-cell office:value-type="float" office:value="669">
            <text:p>669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 office:value-type="float" office:value="1">
            <text:p>1</text:p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0.896860986547082">
            <text:p>0.8968609865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69">
            <text:p>1169</text:p>
          </table:table-cell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  <table:table-cell office:value-type="float" office:value="1168">
            <text:p>1168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1.02739726027397">
            <text:p>-1.0273972603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58">
            <text:p>2058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2.08940719144802">
            <text:p>-2.0894071914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715">
            <text:p>4715</text:p>
          </table:table-cell>
          <table:table-cell office:value-type="float" office:value="1">
            <text:p>1</text:p>
          </table:table-cell>
          <table:table-cell office:value-type="float" office:value="4687">
            <text:p>4687</text:p>
          </table:table-cell>
          <table:table-cell office:value-type="float" office:value="4830">
            <text:p>483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2.96066252587993">
            <text:p>-2.9606625259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58">
            <text:p>1558</text:p>
          </table:table-cell>
          <table:table-cell office:value-type="float" office:value="1">
            <text:p>1</text:p>
          </table:table-cell>
          <table:table-cell office:value-type="float" office:value="1541">
            <text:p>1541</text:p>
          </table:table-cell>
          <table:table-cell office:value-type="float" office:value="1584">
            <text:p>1584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2.71464646464646">
            <text:p>-2.7146464646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669">
            <text:p>669</text:p>
          </table:table-cell>
          <table:table-cell table:formula="of:=IF(AND([.B174]&gt;[.E174];[.H174]=1);1;&quot;&quot;)" office:value-type="float" office:value="1">
            <text:p>1</text:p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 office:value-type="float" office:value="1">
            <text:p>1</text:p>
          </table:table-cell>
          <table:table-cell/>
          <table:table-cell table:formula="of:=([.D174]/[.E174]*100)-100" office:value-type="float" office:value="0.896860986547082">
            <text:p>0.8968609865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00">
            <text:p>5800</text:p>
          </table:table-cell>
          <table:table-cell office:value-type="float" office:value="1">
            <text:p>1</text:p>
          </table:table-cell>
          <table:table-cell office:value-type="float" office:value="5809">
            <text:p>5809</text:p>
          </table:table-cell>
          <table:table-cell office:value-type="float" office:value="5780">
            <text:p>578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 office:value-type="float" office:value="1">
            <text:p>1</text:p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0.501730103806224">
            <text:p>0.5017301038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office:value-type="float" office:value="698">
            <text:p>698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 office:value-type="float" office:value="1">
            <text:p>1</text:p>
          </table:table-cell>
          <table:table-cell/>
          <table:table-cell table:formula="of:=([.D176]/[.E176]*100)-100" office:value-type="float" office:value="0.143266475644708">
            <text:p>0.1432664756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865">
            <text:p>865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0.693641618497111">
            <text:p>-0.6936416185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622">
            <text:p>1622</text:p>
          </table:table-cell>
          <table:table-cell office:value-type="float" office:value="1635">
            <text:p>1635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 office:value-type="float" office:value="1">
            <text:p>1</text:p>
          </table:table-cell>
          <table:table-cell/>
          <table:table-cell table:formula="of:=([.D178]/[.E178]*100)-100" office:value-type="float" office:value="-0.795107033639141">
            <text:p>-0.7951070336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  <table:table-cell office:value-type="float" office:value="1159">
            <text:p>1159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-0.258843830888694">
            <text:p>-0.2588438309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office:value-type="float" office:value="497">
            <text:p>497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 office:value-type="float" office:value="1">
            <text:p>1</text:p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 office:value-type="float" office:value="1">
            <text:p>1</text:p>
          </table:table-cell>
          <table:table-cell table:formula="of:=IF(OR(AND([.G180]=1;[.I180]=1);AND([.F180]=1;[.H180]=1));1;&quot;&quot;)" office:value-type="float" office:value="1">
            <text:p>1</text:p>
          </table:table-cell>
          <table:table-cell/>
          <table:table-cell table:formula="of:=([.D180]/[.E180]*100)-100" office:value-type="float" office:value="0.201207243460757">
            <text:p>0.2012072435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302">
            <text:p>302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 office:value-type="float" office:value="1">
            <text:p>1</text:p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0.993377483443709">
            <text:p>-0.9933774834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471">
            <text:p>4471</text:p>
          </table:table-cell>
          <table:table-cell office:value-type="float" office:value="1">
            <text:p>1</text:p>
          </table:table-cell>
          <table:table-cell office:value-type="float" office:value="4463">
            <text:p>4463</text:p>
          </table:table-cell>
          <table:table-cell office:value-type="float" office:value="4460">
            <text:p>4460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0.0672645739910251">
            <text:p>0.067264574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office:value-type="float" office:value="1251">
            <text:p>1251</text:p>
          </table:table-cell>
          <table:table-cell office:value-type="float" office:value="1264">
            <text:p>1264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-1.02848101265823">
            <text:p>-1.0284810127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39">
            <text:p>2639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70">
            <text:p>267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1.87265917602997">
            <text:p>-1.872659176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77">
            <text:p>1077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078">
            <text:p>1078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1.48423005565863">
            <text:p>-1.4842300557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200">
            <text:p>11200</text:p>
          </table:table-cell>
          <table:table-cell office:value-type="float" office:value="1">
            <text:p>1</text:p>
          </table:table-cell>
          <table:table-cell office:value-type="float" office:value="11022">
            <text:p>11022</text:p>
          </table:table-cell>
          <table:table-cell office:value-type="float" office:value="11400">
            <text:p>1140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3.31578947368421">
            <text:p>-3.3157894737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620">
            <text:p>7620</text:p>
          </table:table-cell>
          <table:table-cell office:value-type="float" office:value="1">
            <text:p>1</text:p>
          </table:table-cell>
          <table:table-cell office:value-type="float" office:value="7510">
            <text:p>7510</text:p>
          </table:table-cell>
          <table:table-cell office:value-type="float" office:value="7690">
            <text:p>769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2.34070221066321">
            <text:p>-2.3407022107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60">
            <text:p>9060</text:p>
          </table:table-cell>
          <table:table-cell office:value-type="float" office:value="1">
            <text:p>1</text:p>
          </table:table-cell>
          <table:table-cell office:value-type="float" office:value="9025">
            <text:p>9025</text:p>
          </table:table-cell>
          <table:table-cell office:value-type="float" office:value="9080">
            <text:p>908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-0.605726872246692">
            <text:p>-0.6057268722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24">
            <text:p>1124</text:p>
          </table:table-cell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 office:value-type="float" office:value="1129">
            <text:p>1129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1.68290522586359">
            <text:p>-1.6829052259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51">
            <text:p>951</text:p>
          </table:table-cell>
          <table:table-cell office:value-type="float" office:value="1">
            <text:p>1</text:p>
          </table:table-cell>
          <table:table-cell office:value-type="float" office:value="946">
            <text:p>946</text:p>
          </table:table-cell>
          <table:table-cell office:value-type="float" office:value="948">
            <text:p>948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0.210970464135016">
            <text:p>-0.2109704641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195">
            <text:p>1195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-1.17154811715481">
            <text:p>-1.1715481172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1838">
            <text:p>1838</text:p>
          </table:table-cell>
          <table:table-cell office:value-type="float" office:value="1818">
            <text:p>1818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1.10011001100109">
            <text:p>1.100110011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438">
            <text:p>438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0.913242009132418">
            <text:p>-0.9132420091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32">
            <text:p>2732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office:value-type="float" office:value="2848">
            <text:p>2848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6.74157303370787">
            <text:p>-6.7415730337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73">
            <text:p>4173</text:p>
          </table:table-cell>
          <table:table-cell office:value-type="float" office:value="1">
            <text:p>1</text:p>
          </table:table-cell>
          <table:table-cell office:value-type="float" office:value="4149">
            <text:p>4149</text:p>
          </table:table-cell>
          <table:table-cell office:value-type="float" office:value="4310">
            <text:p>4310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3.73549883990719">
            <text:p>-3.7354988399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42">
            <text:p>1642</text:p>
          </table:table-cell>
          <table:table-cell office:value-type="float" office:value="1">
            <text:p>1</text:p>
          </table:table-cell>
          <table:table-cell office:value-type="float" office:value="1648">
            <text:p>1648</text:p>
          </table:table-cell>
          <table:table-cell office:value-type="float" office:value="1685">
            <text:p>1685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-2.19584569732937">
            <text:p>-2.1958456973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71">
            <text:p>2871</text:p>
          </table:table-cell>
          <table:table-cell office:value-type="float" office:value="1">
            <text:p>1</text:p>
          </table:table-cell>
          <table:table-cell office:value-type="float" office:value="2868">
            <text:p>2868</text:p>
          </table:table-cell>
          <table:table-cell office:value-type="float" office:value="2754">
            <text:p>2754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4.13943355119825">
            <text:p>4.1394335512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 office:value-type="float" office:value="617">
            <text:p>617</text:p>
          </table:table-cell>
          <table:table-cell office:value-type="float" office:value="649">
            <text:p>649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4.9306625577812">
            <text:p>-4.9306625578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15">
            <text:p>715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14">
            <text:p>714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1.1204481792717">
            <text:p>-1.1204481793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83">
            <text:p>583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 office:value-type="float" office:value="1">
            <text:p>1</text:p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 office:value-type="float" office:value="1">
            <text:p>1</text:p>
          </table:table-cell>
          <table:table-cell table:formula="of:=IF(OR(AND([.G201]=1;[.I201]=1);AND([.F201]=1;[.H201]=1));1;&quot;&quot;)" office:value-type="float" office:value="1">
            <text:p>1</text:p>
          </table:table-cell>
          <table:table-cell/>
          <table:table-cell table:formula="of:=([.D201]/[.E201]*100)-100" office:value-type="float" office:value="-1.20068610634648">
            <text:p>-1.2006861063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370">
            <text:p>370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 office:value-type="float" office:value="1">
            <text:p>1</text:p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 office:value-type="float" office:value="1">
            <text:p>1</text:p>
          </table:table-cell>
          <table:table-cell/>
          <table:table-cell table:formula="of:=([.D202]/[.E202]*100)-100" office:value-type="float" office:value="-3.51351351351352">
            <text:p>-3.5135135135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744">
            <text:p>1744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1.77752293577981">
            <text:p>-1.7775229358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36">
            <text:p>2836</text:p>
          </table:table-cell>
          <table:table-cell office:value-type="float" office:value="1">
            <text:p>1</text:p>
          </table:table-cell>
          <table:table-cell office:value-type="float" office:value="2782">
            <text:p>2782</text:p>
          </table:table-cell>
          <table:table-cell office:value-type="float" office:value="2953">
            <text:p>2953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5.7907213003725">
            <text:p>-5.7907213004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1">
            <text:p>721</text:p>
          </table:table-cell>
          <table:table-cell office:value-type="float" office:value="708">
            <text:p>708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1.83615819209039">
            <text:p>1.8361581921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858369098712444">
            <text:p>-0.8583690987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625">
            <text:p>1625</text:p>
          </table:table-cell>
          <table:table-cell office:value-type="float" office:value="1">
            <text:p>1</text:p>
          </table:table-cell>
          <table:table-cell office:value-type="float" office:value="1594">
            <text:p>1594</text:p>
          </table:table-cell>
          <table:table-cell office:value-type="float" office:value="1605">
            <text:p>1605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0.685358255451718">
            <text:p>-0.6853582555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89">
            <text:p>389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-3.59897172236504">
            <text:p>-3.5989717224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34">
            <text:p>1434</text:p>
          </table:table-cell>
          <table:table-cell office:value-type="float" office:value="1">
            <text:p>1</text:p>
          </table:table-cell>
          <table:table-cell office:value-type="float" office:value="1408">
            <text:p>1408</text:p>
          </table:table-cell>
          <table:table-cell office:value-type="float" office:value="1415">
            <text:p>1415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0.494699646643099">
            <text:p>-0.4946996466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79">
            <text:p>379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0.791556728232195">
            <text:p>0.7915567282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0">
            <text:p>220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-1.36363636363637">
            <text:p>-1.3636363636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67">
            <text:p>367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0.272479564032707">
            <text:p>-0.272479564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  <table:table-cell office:value-type="float" office:value="1361">
            <text:p>1361</text:p>
          </table:table-cell>
          <table:table-cell office:value-type="float" office:value="1364">
            <text:p>1364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0.219941348973606">
            <text:p>-0.219941349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933">
            <text:p>933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2.35798499464094">
            <text:p>-2.3579849946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40">
            <text:p>1540</text:p>
          </table:table-cell>
          <table:table-cell office:value-type="float" office:value="1564">
            <text:p>1564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1.53452685421995">
            <text:p>-1.5345268542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15">
            <text:p>1815</text:p>
          </table:table-cell>
          <table:table-cell office:value-type="float" office:value="1">
            <text:p>1</text:p>
          </table:table-cell>
          <table:table-cell office:value-type="float" office:value="1804">
            <text:p>1804</text:p>
          </table:table-cell>
          <table:table-cell office:value-type="float" office:value="1837">
            <text:p>1837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1.79640718562875">
            <text:p>-1.7964071856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office:value-type="float" office:value="865">
            <text:p>865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3.46820809248555">
            <text:p>-3.4682080925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79">
            <text:p>2479</text:p>
          </table:table-cell>
          <table:table-cell office:value-type="float" office:value="1">
            <text:p>1</text:p>
          </table:table-cell>
          <table:table-cell office:value-type="float" office:value="2449">
            <text:p>2449</text:p>
          </table:table-cell>
          <table:table-cell office:value-type="float" office:value="2517">
            <text:p>2517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2.70162892332142">
            <text:p>-2.7016289233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420">
            <text:p>9420</text:p>
          </table:table-cell>
          <table:table-cell office:value-type="float" office:value="1">
            <text:p>1</text:p>
          </table:table-cell>
          <table:table-cell office:value-type="float" office:value="9260">
            <text:p>9260</text:p>
          </table:table-cell>
          <table:table-cell office:value-type="float" office:value="9380">
            <text:p>938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1.27931769722814">
            <text:p>-1.2793176972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413">
            <text:p>2413</text:p>
          </table:table-cell>
          <table:table-cell office:value-type="float" office:value="1">
            <text:p>1</text:p>
          </table:table-cell>
          <table:table-cell office:value-type="float" office:value="2342">
            <text:p>2342</text:p>
          </table:table-cell>
          <table:table-cell office:value-type="float" office:value="2436">
            <text:p>2436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3.85878489326765">
            <text:p>-3.8587848933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82">
            <text:p>1382</text:p>
          </table:table-cell>
          <table:table-cell office:value-type="float" office:value="1">
            <text:p>1</text:p>
          </table:table-cell>
          <table:table-cell office:value-type="float" office:value="1371">
            <text:p>1371</text:p>
          </table:table-cell>
          <table:table-cell office:value-type="float" office:value="1380">
            <text:p>1380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0.65217391304347">
            <text:p>-0.652173913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85">
            <text:p>285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1.40350877192984">
            <text:p>-1.4035087719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83">
            <text:p>118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1193">
            <text:p>1193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01173512154233">
            <text:p>-2.0117351215</text:p>
          </table:table-cell>
          <table:table-cell table:formula="of:=IF(OR(AND([.B223]&gt;[.E223];[.C223]=0);AND([.B223]&lt;=[.E223];[.C223]=1));1;&quot;&quot;)" office:value-type="float" office:value="1">
            <text:p>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office:value-type="float" office:value="2352">
            <text:p>2352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11.9897959183674">
            <text:p>-11.9897959184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1095">
            <text:p>1095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6.39269406392694">
            <text:p>-6.3926940639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263">
            <text:p>2263</text:p>
          </table:table-cell>
          <table:table-cell office:value-type="float" office:value="2288">
            <text:p>2288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1.09265734265735">
            <text:p>-1.0926573427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590">
            <text:p>8590</text:p>
          </table:table-cell>
          <table:table-cell office:value-type="float" office:value="1">
            <text:p>1</text:p>
          </table:table-cell>
          <table:table-cell office:value-type="float" office:value="8476">
            <text:p>8476</text:p>
          </table:table-cell>
          <table:table-cell office:value-type="float" office:value="8990">
            <text:p>899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5.71746384872081">
            <text:p>-5.7174638487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920">
            <text:p>5920</text:p>
          </table:table-cell>
          <table:table-cell office:value-type="float" office:value="1">
            <text:p>1</text:p>
          </table:table-cell>
          <table:table-cell office:value-type="float" office:value="5791">
            <text:p>5791</text:p>
          </table:table-cell>
          <table:table-cell office:value-type="float" office:value="5980">
            <text:p>598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3.16053511705685">
            <text:p>-3.1605351171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525">
            <text:p>4525</text:p>
          </table:table-cell>
          <table:table-cell office:value-type="float" office:value="1">
            <text:p>1</text:p>
          </table:table-cell>
          <table:table-cell office:value-type="float" office:value="4455">
            <text:p>4455</text:p>
          </table:table-cell>
          <table:table-cell office:value-type="float" office:value="4495">
            <text:p>449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0.889877641824242">
            <text:p>-0.8898776418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198">
            <text:p>2198</text:p>
          </table:table-cell>
          <table:table-cell office:value-type="float" office:value="2234">
            <text:p>2234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1.61145926589079">
            <text:p>-1.6114592659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300">
            <text:p>27300</text:p>
          </table:table-cell>
          <table:table-cell office:value-type="float" office:value="1">
            <text:p>1</text:p>
          </table:table-cell>
          <table:table-cell office:value-type="float" office:value="26680">
            <text:p>26680</text:p>
          </table:table-cell>
          <table:table-cell office:value-type="float" office:value="26565">
            <text:p>2656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0.432900432900425">
            <text:p>0.4329004329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598">
            <text:p>1598</text:p>
          </table:table-cell>
          <table:table-cell office:value-type="float" office:value="1599">
            <text:p>1599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 office:value-type="float" office:value="1">
            <text:p>1</text:p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 office:value-type="float" office:value="1">
            <text:p>1</text:p>
          </table:table-cell>
          <table:table-cell table:formula="of:=IF(OR(AND([.G233]=1;[.I233]=1);AND([.F233]=1;[.H233]=1));1;&quot;&quot;)" office:value-type="float" office:value="1">
            <text:p>1</text:p>
          </table:table-cell>
          <table:table-cell/>
          <table:table-cell table:formula="of:=([.D233]/[.E233]*100)-100" office:value-type="float" office:value="-0.0625390869293341">
            <text:p>-0.0625390869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795">
            <text:p>1795</text:p>
          </table:table-cell>
          <table:table-cell office:value-type="float" office:value="1">
            <text:p>1</text:p>
          </table:table-cell>
          <table:table-cell office:value-type="float" office:value="1773">
            <text:p>1773</text:p>
          </table:table-cell>
          <table:table-cell office:value-type="float" office:value="1747">
            <text:p>1747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1.48826559816828">
            <text:p>1.4882655982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485">
            <text:p>485</text:p>
          </table:table-cell>
          <table:table-cell table:formula="of:=IF(AND([.B235]&gt;[.E235];[.H235]=1);1;&quot;&quot;)" office:value-type="float" office:value="1">
            <text:p>1</text:p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 office:value-type="float" office:value="1">
            <text:p>1</text:p>
          </table:table-cell>
          <table:table-cell/>
          <table:table-cell table:formula="of:=([.D235]/[.E235]*100)-100" office:value-type="float" office:value="-1.44329896907216">
            <text:p>-1.4432989691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631">
            <text:p>1631</text:p>
          </table:table-cell>
          <table:table-cell office:value-type="float" office:value="1">
            <text:p>1</text:p>
          </table:table-cell>
          <table:table-cell office:value-type="float" office:value="1614">
            <text:p>1614</text:p>
          </table:table-cell>
          <table:table-cell office:value-type="float" office:value="1604">
            <text:p>1604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0.623441396508724">
            <text:p>0.6234413965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661">
            <text:p>1661</text:p>
          </table:table-cell>
          <table:table-cell office:value-type="float" office:value="1">
            <text:p>1</text:p>
          </table:table-cell>
          <table:table-cell table:number-columns-repeated="2" office:value-type="float" office:value="1648">
            <text:p>1648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0">
            <text:p>0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442">
            <text:p>442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1.13122171945702">
            <text:p>1.1312217195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22">
            <text:p>822</text:p>
          </table:table-cell>
          <table:table-cell office:value-type="float" office:value="825">
            <text:p>825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36363636363636">
            <text:p>-0.363636363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002">
            <text:p>7002</text:p>
          </table:table-cell>
          <table:table-cell office:value-type="float" office:value="1">
            <text:p>1</text:p>
          </table:table-cell>
          <table:table-cell office:value-type="float" office:value="6840">
            <text:p>6840</text:p>
          </table:table-cell>
          <table:table-cell office:value-type="float" office:value="7160">
            <text:p>7160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4.46927374301676">
            <text:p>-4.469273743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64">
            <text:p>2564</text:p>
          </table:table-cell>
          <table:table-cell office:value-type="float" office:value="1">
            <text:p>1</text:p>
          </table:table-cell>
          <table:table-cell office:value-type="float" office:value="2548">
            <text:p>2548</text:p>
          </table:table-cell>
          <table:table-cell office:value-type="float" office:value="2582">
            <text:p>2582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31680867544539">
            <text:p>-1.3168086754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788">
            <text:p>788</text:p>
          </table:table-cell>
          <table:table-cell table:formula="of:=IF(AND([.B242]&gt;[.E242];[.H242]=1);1;&quot;&quot;)" office:value-type="float" office:value="1">
            <text:p>1</text:p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-2.15736040609137">
            <text:p>-2.1573604061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324">
            <text:p>1324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1.58610271903324">
            <text:p>1.586102719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044">
            <text:p>2044</text:p>
          </table:table-cell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2028">
            <text:p>2028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 office:value-type="float" office:value="1">
            <text:p>1</text:p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0.887573964497037">
            <text:p>0.8875739645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320">
            <text:p>4320</text:p>
          </table:table-cell>
          <table:table-cell office:value-type="float" office:value="1">
            <text:p>1</text:p>
          </table:table-cell>
          <table:table-cell office:value-type="float" office:value="4285">
            <text:p>4285</text:p>
          </table:table-cell>
          <table:table-cell office:value-type="float" office:value="4295">
            <text:p>429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-0.232828870779983">
            <text:p>-0.2328288708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071">
            <text:p>2071</text:p>
          </table:table-cell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office:value-type="float" office:value="2063">
            <text:p>2063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1.21182743577315">
            <text:p>1.2118274358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46">
            <text:p>1446</text:p>
          </table:table-cell>
          <table:table-cell office:value-type="float" office:value="1458">
            <text:p>1458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0.823045267489704">
            <text:p>-0.8230452675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  <table:table-cell office:value-type="float" office:value="1185">
            <text:p>1185</text:p>
          </table:table-cell>
          <table:table-cell office:value-type="float" office:value="1184">
            <text:p>1184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0.0844594594594525">
            <text:p>0.0844594595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79">
            <text:p>2879</text:p>
          </table:table-cell>
          <table:table-cell office:value-type="float" office:value="1">
            <text:p>1</text:p>
          </table:table-cell>
          <table:table-cell office:value-type="float" office:value="2796">
            <text:p>2796</text:p>
          </table:table-cell>
          <table:table-cell office:value-type="float" office:value="2879">
            <text:p>2879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2.8829454671761">
            <text:p>-2.8829454672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650">
            <text:p>8650</text:p>
          </table:table-cell>
          <table:table-cell office:value-type="float" office:value="1">
            <text:p>1</text:p>
          </table:table-cell>
          <table:table-cell office:value-type="float" office:value="8501">
            <text:p>8501</text:p>
          </table:table-cell>
          <table:table-cell office:value-type="float" office:value="8870">
            <text:p>887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4.16009019165728">
            <text:p>-4.1600901917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207">
            <text:p>1207</text:p>
          </table:table-cell>
          <table:table-cell office:value-type="float" office:value="1">
            <text:p>1</text:p>
          </table:table-cell>
          <table:table-cell office:value-type="float" office:value="1180">
            <text:p>1180</text:p>
          </table:table-cell>
          <table:table-cell office:value-type="float" office:value="1215">
            <text:p>1215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2.88065843621399">
            <text:p>-2.8806584362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office:value-type="float" office:value="1693">
            <text:p>1693</text:p>
          </table:table-cell>
          <table:table-cell office:value-type="float" office:value="1748">
            <text:p>1748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3.14645308924484">
            <text:p>-3.1464530892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81">
            <text:p>481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4.36590436590436">
            <text:p>4.3659043659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1279">
            <text:p>1279</text:p>
          </table:table-cell>
          <table:table-cell office:value-type="float" office:value="1294">
            <text:p>1294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1.15919629057187">
            <text:p>-1.1591962906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1955">
            <text:p>1955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float" office:value="1914">
            <text:p>1914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0.522466039707425">
            <text:p>0.5224660397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28">
            <text:p>628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office:value-type="float" office:value="622">
            <text:p>622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1.28617363344051">
            <text:p>-1.2861736334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300">
            <text:p>300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1">
            <text:p>1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50">
            <text:p>115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2.52173913043478">
            <text:p>-2.5217391304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450">
            <text:p>45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1.77777777777777">
            <text:p>-1.7777777778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1239">
            <text:p>1239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1.12994350282486">
            <text:p>-1.1299435028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490">
            <text:p>6490</text:p>
          </table:table-cell>
          <table:table-cell office:value-type="float" office:value="1">
            <text:p>1</text:p>
          </table:table-cell>
          <table:table-cell office:value-type="float" office:value="6410">
            <text:p>6410</text:p>
          </table:table-cell>
          <table:table-cell office:value-type="float" office:value="6490">
            <text:p>649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1.2326656394453">
            <text:p>-1.2326656394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452">
            <text:p>8452</text:p>
          </table:table-cell>
          <table:table-cell office:value-type="float" office:value="1">
            <text:p>1</text:p>
          </table:table-cell>
          <table:table-cell office:value-type="float" office:value="8319">
            <text:p>8319</text:p>
          </table:table-cell>
          <table:table-cell office:value-type="float" office:value="8506">
            <text:p>8506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2.19844815424406">
            <text:p>-2.1984481542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3760">
            <text:p>3760</text:p>
          </table:table-cell>
          <table:table-cell office:value-type="float" office:value="1">
            <text:p>1</text:p>
          </table:table-cell>
          <table:table-cell office:value-type="float" office:value="3673">
            <text:p>3673</text:p>
          </table:table-cell>
          <table:table-cell office:value-type="float" office:value="3770">
            <text:p>377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2.57294429708223">
            <text:p>-2.5729442971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38">
            <text:p>2138</text:p>
          </table:table-cell>
          <table:table-cell office:value-type="float" office:value="1">
            <text:p>1</text:p>
          </table:table-cell>
          <table:table-cell office:value-type="float" office:value="2112">
            <text:p>2112</text:p>
          </table:table-cell>
          <table:table-cell office:value-type="float" office:value="2149">
            <text:p>2149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1.72173103769195">
            <text:p>-1.7217310377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80">
            <text:p>480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3.125">
            <text:p>-3.125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number-columns-repeated="2" office:value-type="float" office:value="518">
            <text:p>518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0">
            <text:p>0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2.19780219780219">
            <text:p>2.1978021978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32">
            <text:p>432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0.694444444444443">
            <text:p>0.6944444444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74">
            <text:p>1174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office:value-type="float" office:value="1144">
            <text:p>1144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1.66083916083917">
            <text:p>1.6608391608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48">
            <text:p>1248</text:p>
          </table:table-cell>
          <table:table-cell office:value-type="float" office:value="1">
            <text:p>1</text:p>
          </table:table-cell>
          <table:table-cell office:value-type="float" office:value="1226">
            <text:p>1226</text:p>
          </table:table-cell>
          <table:table-cell office:value-type="float" office:value="1233">
            <text:p>1233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0.567721005677214">
            <text:p>-0.5677210057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office:value-type="float" office:value="753">
            <text:p>753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3.05444887118193">
            <text:p>-3.0544488712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324">
            <text:p>1324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1.13293051359517">
            <text:p>-1.1329305136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996">
            <text:p>2996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3094">
            <text:p>3094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-4.71881060116355">
            <text:p>-4.7188106012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6980">
            <text:p>6980</text:p>
          </table:table-cell>
          <table:table-cell office:value-type="float" office:value="1">
            <text:p>1</text:p>
          </table:table-cell>
          <table:table-cell office:value-type="float" office:value="6856">
            <text:p>6856</text:p>
          </table:table-cell>
          <table:table-cell office:value-type="float" office:value="7040">
            <text:p>704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2.61363636363636">
            <text:p>-2.6136363636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231">
            <text:p>1231</text:p>
          </table:table-cell>
          <table:table-cell office:value-type="float" office:value="1185">
            <text:p>1185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3.8818565400844">
            <text:p>3.8818565401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360">
            <text:p>4360</text:p>
          </table:table-cell>
          <table:table-cell office:value-type="float" office:value="1">
            <text:p>1</text:p>
          </table:table-cell>
          <table:table-cell office:value-type="float" office:value="4355">
            <text:p>4355</text:p>
          </table:table-cell>
          <table:table-cell office:value-type="float" office:value="4545">
            <text:p>4545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4.18041804180417">
            <text:p>-4.1804180418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440">
            <text:p>55440</text:p>
          </table:table-cell>
          <table:table-cell office:value-type="float" office:value="1">
            <text:p>1</text:p>
          </table:table-cell>
          <table:table-cell office:value-type="float" office:value="54330">
            <text:p>54330</text:p>
          </table:table-cell>
          <table:table-cell office:value-type="float" office:value="53890">
            <text:p>5389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0.816478010762651">
            <text:p>0.8164780108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470">
            <text:p>6470</text:p>
          </table:table-cell>
          <table:table-cell office:value-type="float" office:value="1">
            <text:p>1</text:p>
          </table:table-cell>
          <table:table-cell office:value-type="float" office:value="6375">
            <text:p>6375</text:p>
          </table:table-cell>
          <table:table-cell office:value-type="float" office:value="6250">
            <text:p>625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2">
            <text:p>2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95">
            <text:p>5195</text:p>
          </table:table-cell>
          <table:table-cell office:value-type="float" office:value="1">
            <text:p>1</text:p>
          </table:table-cell>
          <table:table-cell office:value-type="float" office:value="5116">
            <text:p>5116</text:p>
          </table:table-cell>
          <table:table-cell office:value-type="float" office:value="5172">
            <text:p>5172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1.08275328692962">
            <text:p>-1.0827532869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412">
            <text:p>2412</text:p>
          </table:table-cell>
          <table:table-cell office:value-type="float" office:value="2487">
            <text:p>2487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3.01568154402895">
            <text:p>-3.015681544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30">
            <text:p>2230</text:p>
          </table:table-cell>
          <table:table-cell office:value-type="float" office:value="1">
            <text:p>1</text:p>
          </table:table-cell>
          <table:table-cell office:value-type="float" office:value="2197">
            <text:p>2197</text:p>
          </table:table-cell>
          <table:table-cell office:value-type="float" office:value="2299">
            <text:p>2299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4.4367116137451">
            <text:p>-4.4367116137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035">
            <text:p>19035</text:p>
          </table:table-cell>
          <table:table-cell office:value-type="float" office:value="1">
            <text:p>1</text:p>
          </table:table-cell>
          <table:table-cell office:value-type="float" office:value="18678">
            <text:p>18678</text:p>
          </table:table-cell>
          <table:table-cell office:value-type="float" office:value="18795">
            <text:p>1879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0.622505985634476">
            <text:p>-0.6225059856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365">
            <text:p>5365</text:p>
          </table:table-cell>
          <table:table-cell office:value-type="float" office:value="5560">
            <text:p>556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3.50719424460432">
            <text:p>-3.5071942446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532">
            <text:p>5532</text:p>
          </table:table-cell>
          <table:table-cell office:value-type="float" office:value="1">
            <text:p>1</text:p>
          </table:table-cell>
          <table:table-cell office:value-type="float" office:value="5496">
            <text:p>5496</text:p>
          </table:table-cell>
          <table:table-cell office:value-type="float" office:value="5559">
            <text:p>5559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1.13329735563951">
            <text:p>-1.1332973556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260">
            <text:p>16260</text:p>
          </table:table-cell>
          <table:table-cell office:value-type="float" office:value="1">
            <text:p>1</text:p>
          </table:table-cell>
          <table:table-cell office:value-type="float" office:value="15818">
            <text:p>15818</text:p>
          </table:table-cell>
          <table:table-cell office:value-type="float" office:value="16365">
            <text:p>1636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3.34249923617477">
            <text:p>-3.3424992362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04">
            <text:p>7504</text:p>
          </table:table-cell>
          <table:table-cell office:value-type="float" office:value="1">
            <text:p>1</text:p>
          </table:table-cell>
          <table:table-cell office:value-type="float" office:value="7316">
            <text:p>7316</text:p>
          </table:table-cell>
          <table:table-cell office:value-type="float" office:value="7935">
            <text:p>793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7.80088216761185">
            <text:p>-7.8008821676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1.14285714285714">
            <text:p>-1.1428571429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52">
            <text:p>552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1.99275362318841">
            <text:p>-1.9927536232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417">
            <text:p>417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0.719424460431654">
            <text:p>-0.7194244604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0.322580645161281">
            <text:p>-0.3225806452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1.11982082866741">
            <text:p>-1.1198208287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office:value-type="float" office:value="753">
            <text:p>753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2.52324037184594">
            <text:p>-2.5232403718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1122">
            <text:p>1122</text:p>
          </table:table-cell>
          <table:table-cell office:value-type="float" office:value="1167">
            <text:p>1167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3.8560411311054">
            <text:p>-3.8560411311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223">
            <text:p>1223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1.55355682747343">
            <text:p>-1.5535568275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51">
            <text:p>7151</text:p>
          </table:table-cell>
          <table:table-cell office:value-type="float" office:value="1">
            <text:p>1</text:p>
          </table:table-cell>
          <table:table-cell office:value-type="float" office:value="7061">
            <text:p>7061</text:p>
          </table:table-cell>
          <table:table-cell office:value-type="float" office:value="7257">
            <text:p>7257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2.70084056772771">
            <text:p>-2.7008405677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37">
            <text:p>1237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1214">
            <text:p>1214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0.906095551894566">
            <text:p>0.9060955519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3">
            <text:p>933</text:p>
          </table:table-cell>
          <table:table-cell office:value-type="float" office:value="1">
            <text:p>1</text:p>
          </table:table-cell>
          <table:table-cell office:value-type="float" office:value="922">
            <text:p>922</text:p>
          </table:table-cell>
          <table:table-cell office:value-type="float" office:value="975">
            <text:p>975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5.43589743589745">
            <text:p>-5.4358974359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float" office:value="2586">
            <text:p>2586</text:p>
          </table:table-cell>
          <table:table-cell office:value-type="float" office:value="2659">
            <text:p>2659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2.74539300488905">
            <text:p>-2.7453930049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308">
            <text:p>308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1.62337662337661">
            <text:p>1.6233766234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1014">
            <text:p>1014</text:p>
          </table:table-cell>
          <table:table-cell office:value-type="float" office:value="1045">
            <text:p>1045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2.96650717703349">
            <text:p>-2.966507177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912">
            <text:p>912</text:p>
          </table:table-cell>
          <table:table-cell office:value-type="float" office:value="958">
            <text:p>958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4.80167014613778">
            <text:p>-4.8016701461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078">
            <text:p>4078</text:p>
          </table:table-cell>
          <table:table-cell office:value-type="float" office:value="4200">
            <text:p>420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2.90476190476191">
            <text:p>-2.9047619048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1929">
            <text:p>1929</text:p>
          </table:table-cell>
          <table:table-cell office:value-type="float" office:value="1980">
            <text:p>198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2.57575757575758">
            <text:p>-2.5757575758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384">
            <text:p>1384</text:p>
          </table:table-cell>
          <table:table-cell office:value-type="float" office:value="1412">
            <text:p>1412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1.98300283286119">
            <text:p>-1.9830028329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05">
            <text:p>3605</text:p>
          </table:table-cell>
          <table:table-cell office:value-type="float" office:value="1">
            <text:p>1</text:p>
          </table:table-cell>
          <table:table-cell office:value-type="float" office:value="3572">
            <text:p>3572</text:p>
          </table:table-cell>
          <table:table-cell office:value-type="float" office:value="3641">
            <text:p>3641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1.89508376819555">
            <text:p>-1.8950837682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759">
            <text:p>3759</text:p>
          </table:table-cell>
          <table:table-cell office:value-type="float" office:value="1">
            <text:p>1</text:p>
          </table:table-cell>
          <table:table-cell office:value-type="float" office:value="3710">
            <text:p>3710</text:p>
          </table:table-cell>
          <table:table-cell office:value-type="float" office:value="3670">
            <text:p>3670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1.08991825613079">
            <text:p>1.0899182561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413">
            <text:p>4413</text:p>
          </table:table-cell>
          <table:table-cell office:value-type="float" office:value="1">
            <text:p>1</text:p>
          </table:table-cell>
          <table:table-cell office:value-type="float" office:value="4348">
            <text:p>4348</text:p>
          </table:table-cell>
          <table:table-cell office:value-type="float" office:value="4516">
            <text:p>451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3.72010628875111">
            <text:p>-3.7201062888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528">
            <text:p>2528</text:p>
          </table:table-cell>
          <table:table-cell office:value-type="float" office:value="1">
            <text:p>1</text:p>
          </table:table-cell>
          <table:table-cell office:value-type="float" office:value="2460">
            <text:p>2460</text:p>
          </table:table-cell>
          <table:table-cell office:value-type="float" office:value="2528">
            <text:p>2528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2.68987341772153">
            <text:p>-2.6898734177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55">
            <text:p>4055</text:p>
          </table:table-cell>
          <table:table-cell office:value-type="float" office:value="1">
            <text:p>1</text:p>
          </table:table-cell>
          <table:table-cell office:value-type="float" office:value="3970">
            <text:p>3970</text:p>
          </table:table-cell>
          <table:table-cell office:value-type="float" office:value="4060">
            <text:p>4060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2.21674876847291">
            <text:p>-2.2167487685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58">
            <text:p>2658</text:p>
          </table:table-cell>
          <table:table-cell office:value-type="float" office:value="2725">
            <text:p>2725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2.45871559633028">
            <text:p>-2.4587155963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20">
            <text:p>3520</text:p>
          </table:table-cell>
          <table:table-cell office:value-type="float" office:value="1">
            <text:p>1</text:p>
          </table:table-cell>
          <table:table-cell office:value-type="float" office:value="3510">
            <text:p>3510</text:p>
          </table:table-cell>
          <table:table-cell office:value-type="float" office:value="3525">
            <text:p>3525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-0.425531914893611">
            <text:p>-0.4255319149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675">
            <text:p>1675</text:p>
          </table:table-cell>
          <table:table-cell office:value-type="float" office:value="1">
            <text:p>1</text:p>
          </table:table-cell>
          <table:table-cell office:value-type="float" office:value="1636">
            <text:p>1636</text:p>
          </table:table-cell>
          <table:table-cell office:value-type="float" office:value="1709">
            <text:p>1709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4.2715038033938">
            <text:p>-4.2715038034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23">
            <text:p>2423</text:p>
          </table:table-cell>
          <table:table-cell office:value-type="float" office:value="1">
            <text:p>1</text:p>
          </table:table-cell>
          <table:table-cell office:value-type="float" office:value="2383">
            <text:p>2383</text:p>
          </table:table-cell>
          <table:table-cell office:value-type="float" office:value="2460">
            <text:p>246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3.130081300813">
            <text:p>-3.1300813008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office:value-type="float" office:value="2045">
            <text:p>204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3.76528117359413">
            <text:p>-3.7652811736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7700">
            <text:p>17700</text:p>
          </table:table-cell>
          <table:table-cell office:value-type="float" office:value="1">
            <text:p>1</text:p>
          </table:table-cell>
          <table:table-cell office:value-type="float" office:value="17221">
            <text:p>17221</text:p>
          </table:table-cell>
          <table:table-cell office:value-type="float" office:value="18780">
            <text:p>1878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8.30138445154419">
            <text:p>-8.3013844515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430">
            <text:p>3430</text:p>
          </table:table-cell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3470">
            <text:p>347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71757925072046">
            <text:p>-3.7175792507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810">
            <text:p>810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0.123456790123456">
            <text:p>-0.1234567901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float" office:value="2715">
            <text:p>271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0.847145488029469">
            <text:p>0.847145488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4860">
            <text:p>24860</text:p>
          </table:table-cell>
          <table:table-cell office:value-type="float" office:value="1">
            <text:p>1</text:p>
          </table:table-cell>
          <table:table-cell office:value-type="float" office:value="24589">
            <text:p>24589</text:p>
          </table:table-cell>
          <table:table-cell office:value-type="float" office:value="24880">
            <text:p>2488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1.16961414790997">
            <text:p>-1.1696141479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260">
            <text:p>4260</text:p>
          </table:table-cell>
          <table:table-cell office:value-type="float" office:value="1">
            <text:p>1</text:p>
          </table:table-cell>
          <table:table-cell office:value-type="float" office:value="4247">
            <text:p>4247</text:p>
          </table:table-cell>
          <table:table-cell office:value-type="float" office:value="4215">
            <text:p>4215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0.759193357058123">
            <text:p>0.7591933571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16">
            <text:p>1916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1874">
            <text:p>1874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54749199573105">
            <text:p>1.5474919957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18">
            <text:p>2218</text:p>
          </table:table-cell>
          <table:table-cell office:value-type="float" office:value="1">
            <text:p>1</text:p>
          </table:table-cell>
          <table:table-cell office:value-type="float" office:value="2204">
            <text:p>2204</text:p>
          </table:table-cell>
          <table:table-cell office:value-type="float" office:value="2210">
            <text:p>221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0.271493212669682">
            <text:p>-0.2714932127</text:p>
          </table:table-cell>
          <table:table-cell table:formula="of:=IF(OR(AND([.B322]&gt;[.E322];[.C322]=0);AND([.B322]&lt;=[.E322];[.C322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office:value-type="float" office:value="671">
            <text:p>671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0.149031296572289">
            <text:p>0.1490312966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208">
            <text:p>1208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218">
            <text:p>1218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1.72413793103449">
            <text:p>-1.724137931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office:value-type="float" office:value="774">
            <text:p>774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5.68475452196383">
            <text:p>-5.684754522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30">
            <text:p>1730</text:p>
          </table:table-cell>
          <table:table-cell office:value-type="float" office:value="1">
            <text:p>1</text:p>
          </table:table-cell>
          <table:table-cell office:value-type="float" office:value="1730">
            <text:p>1730</text:p>
          </table:table-cell>
          <table:table-cell office:value-type="float" office:value="1689">
            <text:p>1689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2.42747187685022">
            <text:p>2.4274718769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5160">
            <text:p>5160</text:p>
          </table:table-cell>
          <table:table-cell office:value-type="float" office:value="1">
            <text:p>1</text:p>
          </table:table-cell>
          <table:table-cell office:value-type="float" office:value="5050">
            <text:p>5050</text:p>
          </table:table-cell>
          <table:table-cell office:value-type="float" office:value="5460">
            <text:p>546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7.5091575091575">
            <text:p>-7.5091575092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float" office:value="1333">
            <text:p>1333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4.20105026256564">
            <text:p>-4.2010502626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5329">
            <text:p>5329</text:p>
          </table:table-cell>
          <table:table-cell office:value-type="float" office:value="5450">
            <text:p>545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2.22018348623854">
            <text:p>-2.2201834862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745">
            <text:p>1745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0.687679083094565">
            <text:p>-0.6876790831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03">
            <text:p>1503</text:p>
          </table:table-cell>
          <table:table-cell office:value-type="float" office:value="1">
            <text:p>1</text:p>
          </table:table-cell>
          <table:table-cell office:value-type="float" office:value="1472">
            <text:p>1472</text:p>
          </table:table-cell>
          <table:table-cell office:value-type="float" office:value="1498">
            <text:p>1498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1.73564753004005">
            <text:p>-1.73564753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167">
            <text:p>4167</text:p>
          </table:table-cell>
          <table:table-cell office:value-type="float" office:value="1">
            <text:p>1</text:p>
          </table:table-cell>
          <table:table-cell office:value-type="float" office:value="4035">
            <text:p>4035</text:p>
          </table:table-cell>
          <table:table-cell office:value-type="float" office:value="4195">
            <text:p>4195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3.81406436233611">
            <text:p>-3.8140643623</text:p>
          </table:table-cell>
          <table:table-cell table:formula="of:=IF(OR(AND([.B333]&gt;[.E333];[.C333]=0);AND([.B333]&lt;=[.E333];[.C333]=1));1;&quot;&quot;)" office:value-type="float" office:value="1">
            <text:p>1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36">
            <text:p>3536</text:p>
          </table:table-cell>
          <table:table-cell office:value-type="float" office:value="1">
            <text:p>1</text:p>
          </table:table-cell>
          <table:table-cell office:value-type="float" office:value="3495">
            <text:p>3495</text:p>
          </table:table-cell>
          <table:table-cell office:value-type="float" office:value="3549">
            <text:p>3549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1.52155536770921">
            <text:p>-1.5215553677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21">
            <text:p>1221</text:p>
          </table:table-cell>
          <table:table-cell office:value-type="float" office:value="1">
            <text:p>1</text:p>
          </table:table-cell>
          <table:table-cell office:value-type="float" office:value="1212">
            <text:p>1212</text:p>
          </table:table-cell>
          <table:table-cell office:value-type="float" office:value="1244">
            <text:p>1244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2.57234726688102">
            <text:p>-2.5723472669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57">
            <text:p>2857</text:p>
          </table:table-cell>
          <table:table-cell office:value-type="float" office:value="1">
            <text:p>1</text:p>
          </table:table-cell>
          <table:table-cell office:value-type="float" office:value="2813">
            <text:p>2813</text:p>
          </table:table-cell>
          <table:table-cell office:value-type="float" office:value="2828">
            <text:p>2828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0.530410183875532">
            <text:p>-0.5304101839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363">
            <text:p>1363</text:p>
          </table:table-cell>
          <table:table-cell office:value-type="float" office:value="1">
            <text:p>1</text:p>
          </table:table-cell>
          <table:table-cell office:value-type="float" office:value="1361">
            <text:p>1361</text:p>
          </table:table-cell>
          <table:table-cell office:value-type="float" office:value="1330">
            <text:p>133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2.33082706766919">
            <text:p>2.3308270677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2924">
            <text:p>2924</text:p>
          </table:table-cell>
          <table:table-cell office:value-type="float" office:value="1">
            <text:p>1</text:p>
          </table:table-cell>
          <table:table-cell office:value-type="float" office:value="2881">
            <text:p>2881</text:p>
          </table:table-cell>
          <table:table-cell office:value-type="float" office:value="2858">
            <text:p>2858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0.804758572428284">
            <text:p>0.8047585724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640">
            <text:p>4640</text:p>
          </table:table-cell>
          <table:table-cell office:value-type="float" office:value="1">
            <text:p>1</text:p>
          </table:table-cell>
          <table:table-cell office:value-type="float" office:value="4533">
            <text:p>4533</text:p>
          </table:table-cell>
          <table:table-cell office:value-type="float" office:value="4650">
            <text:p>465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2.51612903225806">
            <text:p>-2.5161290323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0710">
            <text:p>20710</text:p>
          </table:table-cell>
          <table:table-cell office:value-type="float" office:value="1">
            <text:p>1</text:p>
          </table:table-cell>
          <table:table-cell office:value-type="float" office:value="20391">
            <text:p>20391</text:p>
          </table:table-cell>
          <table:table-cell office:value-type="float" office:value="20925">
            <text:p>2092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2.55197132616487">
            <text:p>-2.5519713262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4211">
            <text:p>4211</text:p>
          </table:table-cell>
          <table:table-cell office:value-type="float" office:value="4405">
            <text:p>440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4.40408626560726">
            <text:p>-4.4040862656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72">
            <text:p>1272</text:p>
          </table:table-cell>
          <table:table-cell office:value-type="float" office:value="1285">
            <text:p>1285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1.01167315175097">
            <text:p>-1.0116731518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89">
            <text:p>589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0.509337860780988">
            <text:p>-0.5093378608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4">
            <text:p>1414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433">
            <text:p>1433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2.30286113049546">
            <text:p>-2.3028611305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 office:value-type="float" office:value="2524">
            <text:p>2524</text:p>
          </table:table-cell>
          <table:table-cell office:value-type="float" office:value="2508">
            <text:p>2508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0.637958532695365">
            <text:p>0.6379585327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77">
            <text:p>17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5.08474576271186">
            <text:p>-5.0847457627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00">
            <text:p>540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1.38888888888889">
            <text:p>1.3888888889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49">
            <text:p>1349</text:p>
          </table:table-cell>
          <table:table-cell office:value-type="float" office:value="1357">
            <text:p>1357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589535740604276">
            <text:p>-0.5895357406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95">
            <text:p>2595</text:p>
          </table:table-cell>
          <table:table-cell office:value-type="float" office:value="1">
            <text:p>1</text:p>
          </table:table-cell>
          <table:table-cell office:value-type="float" office:value="2586">
            <text:p>2586</text:p>
          </table:table-cell>
          <table:table-cell office:value-type="float" office:value="2650">
            <text:p>2650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2.41509433962264">
            <text:p>-2.4150943396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0.319488817891369">
            <text:p>0.3194888179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77">
            <text:p>977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office:value-type="float" office:value="954">
            <text:p>954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2.72536687631026">
            <text:p>2.7253668763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169">
            <text:p>1169</text:p>
          </table:table-cell>
          <table:table-cell office:value-type="float" office:value="1">
            <text:p>1</text:p>
          </table:table-cell>
          <table:table-cell office:value-type="float" office:value="1160">
            <text:p>1160</text:p>
          </table:table-cell>
          <table:table-cell office:value-type="float" office:value="1159">
            <text:p>1159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0.0862812769629073">
            <text:p>0.086281277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225">
            <text:p>1225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1.38775510204081">
            <text:p>1.387755102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office:value-type="float" office:value="1964">
            <text:p>1964</text:p>
          </table:table-cell>
          <table:table-cell office:value-type="float" office:value="1953">
            <text:p>1953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0.563236047107012">
            <text:p>0.5632360471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687">
            <text:p>687</text:p>
          </table:table-cell>
          <table:table-cell office:value-type="float" office:value="704">
            <text:p>704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2.41477272727273">
            <text:p>-2.4147727273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05">
            <text:p>2205</text:p>
          </table:table-cell>
          <table:table-cell office:value-type="float" office:value="1">
            <text:p>1</text:p>
          </table:table-cell>
          <table:table-cell office:value-type="float" office:value="2159">
            <text:p>2159</text:p>
          </table:table-cell>
          <table:table-cell office:value-type="float" office:value="2202">
            <text:p>2202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1.952770208901">
            <text:p>-1.9527702089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2">
            <text:p>1682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1586">
            <text:p>158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6.17906683480453">
            <text:p>6.1790668348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45">
            <text:p>2545</text:p>
          </table:table-cell>
          <table:table-cell office:value-type="float" office:value="1">
            <text:p>1</text:p>
          </table:table-cell>
          <table:table-cell office:value-type="float" office:value="2516">
            <text:p>2516</text:p>
          </table:table-cell>
          <table:table-cell office:value-type="float" office:value="2458">
            <text:p>2458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2.35964198535395">
            <text:p>2.3596419854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300">
            <text:p>3300</text:p>
          </table:table-cell>
          <table:table-cell office:value-type="float" office:value="1">
            <text:p>1</text:p>
          </table:table-cell>
          <table:table-cell office:value-type="float" office:value="3277">
            <text:p>3277</text:p>
          </table:table-cell>
          <table:table-cell office:value-type="float" office:value="3235">
            <text:p>323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1.2982998454405">
            <text:p>1.2982998454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076">
            <text:p>1076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1.39405204460967">
            <text:p>-1.3940520446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657">
            <text:p>2657</text:p>
          </table:table-cell>
          <table:table-cell office:value-type="float" office:value="1">
            <text:p>1</text:p>
          </table:table-cell>
          <table:table-cell office:value-type="float" office:value="2637">
            <text:p>2637</text:p>
          </table:table-cell>
          <table:table-cell office:value-type="float" office:value="2522">
            <text:p>2522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4.55987311657415">
            <text:p>4.5598731166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471">
            <text:p>1471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0.475866757307955">
            <text:p>-0.4758667573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612">
            <text:p>2612</text:p>
          </table:table-cell>
          <table:table-cell office:value-type="float" office:value="2579">
            <text:p>2579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1.27956572314851">
            <text:p>1.2795657231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3080">
            <text:p>13080</text:p>
          </table:table-cell>
          <table:table-cell office:value-type="float" office:value="1">
            <text:p>1</text:p>
          </table:table-cell>
          <table:table-cell office:value-type="float" office:value="12972">
            <text:p>12972</text:p>
          </table:table-cell>
          <table:table-cell office:value-type="float" office:value="13200">
            <text:p>1320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72727272727272">
            <text:p>-1.7272727273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76">
            <text:p>976</text:p>
          </table:table-cell>
          <table:table-cell office:value-type="float" office:value="1">
            <text:p>1</text:p>
          </table:table-cell>
          <table:table-cell office:value-type="float" office:value="970">
            <text:p>970</text:p>
          </table:table-cell>
          <table:table-cell office:value-type="float" office:value="991">
            <text:p>991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2.11907164480323">
            <text:p>-2.1190716448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41">
            <text:p>2241</text:p>
          </table:table-cell>
          <table:table-cell office:value-type="float" office:value="1">
            <text:p>1</text:p>
          </table:table-cell>
          <table:table-cell office:value-type="float" office:value="2203">
            <text:p>2203</text:p>
          </table:table-cell>
          <table:table-cell office:value-type="float" office:value="2212">
            <text:p>2212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0.406871609403254">
            <text:p>-0.4068716094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918">
            <text:p>1918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office:value-type="float" office:value="1959">
            <text:p>1959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3.7263910158244">
            <text:p>-3.7263910158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54">
            <text:p>754</text:p>
          </table:table-cell>
          <table:table-cell office:value-type="float" office:value="745">
            <text:p>745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1.20805369127517">
            <text:p>1.2080536913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55">
            <text:p>4955</text:p>
          </table:table-cell>
          <table:table-cell office:value-type="float" office:value="1">
            <text:p>1</text:p>
          </table:table-cell>
          <table:table-cell office:value-type="float" office:value="4895">
            <text:p>4895</text:p>
          </table:table-cell>
          <table:table-cell office:value-type="float" office:value="4930">
            <text:p>493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0.709939148073019">
            <text:p>-0.7099391481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3845">
            <text:p>3845</text:p>
          </table:table-cell>
          <table:table-cell office:value-type="float" office:value="4075">
            <text:p>4075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5.6441717791411">
            <text:p>-5.6441717791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.809716599190296">
            <text:p>0.8097165992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406">
            <text:p>406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1.47783251231527">
            <text:p>1.4778325123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47">
            <text:p>747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2.40963855421687">
            <text:p>-2.4096385542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26">
            <text:p>626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625">
            <text:p>62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1.44">
            <text:p>-1.44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446">
            <text:p>446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0.896860986547082">
            <text:p>-0.8968609865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06">
            <text:p>4706</text:p>
          </table:table-cell>
          <table:table-cell office:value-type="float" office:value="1">
            <text:p>1</text:p>
          </table:table-cell>
          <table:table-cell office:value-type="float" office:value="4609">
            <text:p>4609</text:p>
          </table:table-cell>
          <table:table-cell office:value-type="float" office:value="4719">
            <text:p>4719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2.33100233100232">
            <text:p>-2.331002331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23">
            <text:p>323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1.85758513931889">
            <text:p>1.8575851393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table:number-columns-repeated="2" office:value-type="float" office:value="851">
            <text:p>851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0">
            <text:p>0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23">
            <text:p>723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.414937759336098">
            <text:p>0.4149377593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office:value-type="float" office:value="619">
            <text:p>619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1.93861066235866">
            <text:p>1.9386106624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752">
            <text:p>752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59574468085107">
            <text:p>1.5957446809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58">
            <text:p>558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2.5089605734767">
            <text:p>2.5089605735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190">
            <text:p>1190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1.09243697478991">
            <text:p>1.0924369748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float" office:value="534">
            <text:p>534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1.12359550561798">
            <text:p>-1.1235955056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2233">
            <text:p>2233</text:p>
          </table:table-cell>
          <table:table-cell office:value-type="float" office:value="2236">
            <text:p>2236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0.134168157423971">
            <text:p>-0.1341681574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  <table:table-cell office:value-type="float" office:value="844">
            <text:p>844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0.473933649289094">
            <text:p>0.4739336493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67">
            <text:p>267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 office:value-type="float" office:value="1">
            <text:p>1</text:p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1.87265917602997">
            <text:p>1.872659176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office:value-type="float" office:value="674">
            <text:p>674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2.52225519287835">
            <text:p>2.5222551929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office:value-type="float" office:value="1770">
            <text:p>1770</text:p>
          </table:table-cell>
          <table:table-cell office:value-type="float" office:value="1733">
            <text:p>1733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2.13502596653203">
            <text:p>2.1350259665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float" office:value="1379">
            <text:p>1379</text:p>
          </table:table-cell>
          <table:table-cell office:value-type="float" office:value="1373">
            <text:p>1373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0.436999271667872">
            <text:p>0.4369992717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1.17878192534381">
            <text:p>1.1787819253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1.31004366812228">
            <text:p>-1.3100436681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79">
            <text:p>1479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  <table:table-cell office:value-type="float" office:value="1465">
            <text:p>1465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0.341296928327651">
            <text:p>0.3412969283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35">
            <text:p>4735</text:p>
          </table:table-cell>
          <table:table-cell office:value-type="float" office:value="1">
            <text:p>1</text:p>
          </table:table-cell>
          <table:table-cell office:value-type="float" office:value="4655">
            <text:p>4655</text:p>
          </table:table-cell>
          <table:table-cell office:value-type="float" office:value="4730">
            <text:p>473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1.58562367864693">
            <text:p>-1.5856236786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79">
            <text:p>2379</text:p>
          </table:table-cell>
          <table:table-cell office:value-type="float" office:value="1">
            <text:p>1</text:p>
          </table:table-cell>
          <table:table-cell office:value-type="float" office:value="2351">
            <text:p>2351</text:p>
          </table:table-cell>
          <table:table-cell office:value-type="float" office:value="2335">
            <text:p>2335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0.685224839400433">
            <text:p>0.6852248394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80">
            <text:p>3580</text:p>
          </table:table-cell>
          <table:table-cell office:value-type="float" office:value="1">
            <text:p>1</text:p>
          </table:table-cell>
          <table:table-cell office:value-type="float" office:value="3512">
            <text:p>3512</text:p>
          </table:table-cell>
          <table:table-cell office:value-type="float" office:value="3615">
            <text:p>3615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2.84923928077455">
            <text:p>-2.8492392808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87">
            <text:p>1387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84">
            <text:p>1384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1.44508670520231">
            <text:p>-1.4450867052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987">
            <text:p>987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0.911854103343472">
            <text:p>-0.9118541033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61">
            <text:p>461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2.81995661605207">
            <text:p>-2.8199566161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73">
            <text:p>473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0.211416490486258">
            <text:p>0.2114164905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7">
            <text:p>637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620">
            <text:p>620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2.41935483870968">
            <text:p>2.4193548387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85">
            <text:p>3285</text:p>
          </table:table-cell>
          <table:table-cell office:value-type="float" office:value="1">
            <text:p>1</text:p>
          </table:table-cell>
          <table:table-cell office:value-type="float" office:value="3257">
            <text:p>3257</text:p>
          </table:table-cell>
          <table:table-cell office:value-type="float" office:value="3320">
            <text:p>3320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1.89759036144578">
            <text:p>-1.8975903614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404">
            <text:p>2404</text:p>
          </table:table-cell>
          <table:table-cell office:value-type="float" office:value="2405">
            <text:p>2405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0.0415800415800334">
            <text:p>-0.0415800416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645">
            <text:p>645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3.56589147286822">
            <text:p>-3.5658914729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2955">
            <text:p>2955</text:p>
          </table:table-cell>
          <table:table-cell office:value-type="float" office:value="3080">
            <text:p>3080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4.05844155844156">
            <text:p>-4.0584415584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28">
            <text:p>1628</text:p>
          </table:table-cell>
          <table:table-cell office:value-type="float" office:value="1">
            <text:p>1</text:p>
          </table:table-cell>
          <table:table-cell office:value-type="float" office:value="1580">
            <text:p>1580</text:p>
          </table:table-cell>
          <table:table-cell office:value-type="float" office:value="1652">
            <text:p>1652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4.35835351089588">
            <text:p>-4.3583535109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office:value-type="float" office:value="534">
            <text:p>534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0.374531835206">
            <text:p>-0.3745318352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92">
            <text:p>792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1.26422250316057">
            <text:p>-1.2642225032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04">
            <text:p>704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float" office:value="707">
            <text:p>707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1.55586987270155">
            <text:p>-1.5558698727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table:number-columns-repeated="2" office:value-type="float" office:value="728">
            <text:p>728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0">
            <text:p>0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31">
            <text:p>731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float" office:value="723">
            <text:p>723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0.553250345781464">
            <text:p>-0.5532503458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52">
            <text:p>1052</text:p>
          </table:table-cell>
          <table:table-cell office:value-type="float" office:value="1070">
            <text:p>1070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1.6822429906542">
            <text:p>-1.6822429907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355">
            <text:p>3355</text:p>
          </table:table-cell>
          <table:table-cell office:value-type="float" office:value="3405">
            <text:p>3405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1.46842878120411">
            <text:p>-1.4684287812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  <table:table-cell office:value-type="float" office:value="1976">
            <text:p>1976</text:p>
          </table:table-cell>
          <table:table-cell office:value-type="float" office:value="1985">
            <text:p>1985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0.45340050377834">
            <text:p>-0.4534005038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924">
            <text:p>1924</text:p>
          </table:table-cell>
          <table:table-cell office:value-type="float" office:value="1">
            <text:p>1</text:p>
          </table:table-cell>
          <table:table-cell office:value-type="float" office:value="1908">
            <text:p>1908</text:p>
          </table:table-cell>
          <table:table-cell office:value-type="float" office:value="1934">
            <text:p>1934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1.34436401240951">
            <text:p>-1.3443640124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4443">
            <text:p>4443</text:p>
          </table:table-cell>
          <table:table-cell office:value-type="float" office:value="4482">
            <text:p>4482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0.870147255689417">
            <text:p>-0.8701472557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15">
            <text:p>1415</text:p>
          </table:table-cell>
          <table:table-cell office:value-type="float" office:value="1">
            <text:p>1</text:p>
          </table:table-cell>
          <table:table-cell office:value-type="float" office:value="1409">
            <text:p>1409</text:p>
          </table:table-cell>
          <table:table-cell office:value-type="float" office:value="1420">
            <text:p>1420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0.774647887323937">
            <text:p>-0.7746478873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430">
            <text:p>3430</text:p>
          </table:table-cell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3402">
            <text:p>3402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1.64609053497942">
            <text:p>-1.646090535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45">
            <text:p>2545</text:p>
          </table:table-cell>
          <table:table-cell office:value-type="float" office:value="1">
            <text:p>1</text:p>
          </table:table-cell>
          <table:table-cell office:value-type="float" office:value="2490">
            <text:p>2490</text:p>
          </table:table-cell>
          <table:table-cell office:value-type="float" office:value="2510">
            <text:p>251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0.796812749003976">
            <text:p>-0.796812749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37">
            <text:p>4037</text:p>
          </table:table-cell>
          <table:table-cell office:value-type="float" office:value="1">
            <text:p>1</text:p>
          </table:table-cell>
          <table:table-cell office:value-type="float" office:value="3914">
            <text:p>3914</text:p>
          </table:table-cell>
          <table:table-cell office:value-type="float" office:value="3996">
            <text:p>3996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05205205205206">
            <text:p>-2.0520520521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204">
            <text:p>204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0.980392156862735">
            <text:p>0.9803921569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568">
            <text:p>568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0.880281690140848">
            <text:p>-0.8802816901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220">
            <text:p>3220</text:p>
          </table:table-cell>
          <table:table-cell office:value-type="float" office:value="1">
            <text:p>1</text:p>
          </table:table-cell>
          <table:table-cell office:value-type="float" office:value="3135">
            <text:p>3135</text:p>
          </table:table-cell>
          <table:table-cell office:value-type="float" office:value="3165">
            <text:p>316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0.947867298578203">
            <text:p>-0.9478672986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070">
            <text:p>12070</text:p>
          </table:table-cell>
          <table:table-cell office:value-type="float" office:value="1">
            <text:p>1</text:p>
          </table:table-cell>
          <table:table-cell office:value-type="float" office:value="11865">
            <text:p>11865</text:p>
          </table:table-cell>
          <table:table-cell office:value-type="float" office:value="12260">
            <text:p>1226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3.22185970636215">
            <text:p>-3.2218597064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625">
            <text:p>625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4.80000000000001">
            <text:p>-4.8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 office:value-type="float" office:value="1857">
            <text:p>1857</text:p>
          </table:table-cell>
          <table:table-cell office:value-type="float" office:value="1880">
            <text:p>188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1.22340425531915">
            <text:p>-1.2234042553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office:value-type="float" office:value="1126">
            <text:p>1126</text:p>
          </table:table-cell>
          <table:table-cell office:value-type="float" office:value="1150">
            <text:p>1150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2.08695652173913">
            <text:p>-2.0869565217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516">
            <text:p>516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581395348837205">
            <text:p>-0.5813953488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office:value-type="float" office:value="680">
            <text:p>680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2.64705882352942">
            <text:p>-2.6470588235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office:value-type="float" office:value="914">
            <text:p>914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2.40700218818381">
            <text:p>-2.4070021882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93">
            <text:p>1093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0.823421774931376">
            <text:p>-0.8234217749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853">
            <text:p>853</text:p>
          </table:table-cell>
          <table:table-cell office:value-type="float" office:value="855">
            <text:p>855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0.233918128654977">
            <text:p>-0.2339181287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8">
            <text:p>1328</text:p>
          </table:table-cell>
          <table:table-cell office:value-type="float" office:value="1">
            <text:p>1</text:p>
          </table:table-cell>
          <table:table-cell office:value-type="float" office:value="1318">
            <text:p>1318</text:p>
          </table:table-cell>
          <table:table-cell office:value-type="float" office:value="1337">
            <text:p>1337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42109199700823">
            <text:p>-1.421091997</text:p>
          </table:table-cell>
          <table:table-cell table:formula="of:=IF(OR(AND([.B433]&gt;[.E433];[.C433]=0);AND([.B433]&lt;=[.E433];[.C433]=1));1;&quot;&quot;)" office:value-type="float" office:value="1">
            <text:p>1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275">
            <text:p>10275</text:p>
          </table:table-cell>
          <table:table-cell office:value-type="float" office:value="1">
            <text:p>1</text:p>
          </table:table-cell>
          <table:table-cell office:value-type="float" office:value="10165">
            <text:p>10165</text:p>
          </table:table-cell>
          <table:table-cell office:value-type="float" office:value="10340">
            <text:p>1034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1.69245647969052">
            <text:p>-1.6924564797</text:p>
          </table:table-cell>
          <table:table-cell table:formula="of:=IF(OR(AND([.B434]&gt;[.E434];[.C434]=0);AND([.B434]&lt;=[.E434];[.C434]=1));1;&quot;&quot;)" office:value-type="float" office:value="1">
            <text:p>1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44">
            <text:p>7744</text:p>
          </table:table-cell>
          <table:table-cell office:value-type="float" office:value="1">
            <text:p>1</text:p>
          </table:table-cell>
          <table:table-cell office:value-type="float" office:value="7612">
            <text:p>7612</text:p>
          </table:table-cell>
          <table:table-cell office:value-type="float" office:value="7802">
            <text:p>7802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2.43527300692131">
            <text:p>-2.4352730069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630">
            <text:p>19630</text:p>
          </table:table-cell>
          <table:table-cell office:value-type="float" office:value="1">
            <text:p>1</text:p>
          </table:table-cell>
          <table:table-cell office:value-type="float" office:value="19428">
            <text:p>19428</text:p>
          </table:table-cell>
          <table:table-cell office:value-type="float" office:value="19620">
            <text:p>1962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0.978593272171253">
            <text:p>-0.9785932722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598">
            <text:p>598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1.17056856187291">
            <text:p>-1.1705685619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45">
            <text:p>445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2.24719101123596">
            <text:p>-2.2471910112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9">
            <text:p>739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office:value-type="float" office:value="737">
            <text:p>737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0.407055630936227">
            <text:p>-0.4070556309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18">
            <text:p>818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1.83374083129584">
            <text:p>-1.8337408313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office:value-type="float" office:value="470">
            <text:p>470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0.21276595744682">
            <text:p>0.2127659574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office:value-type="float" office:value="580">
            <text:p>580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0.344827586206904">
            <text:p>-0.3448275862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312">
            <text:p>2312</text:p>
          </table:table-cell>
          <table:table-cell office:value-type="float" office:value="2336">
            <text:p>2336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1.02739726027397">
            <text:p>-1.0273972603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591">
            <text:p>591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1.01522842639594">
            <text:p>-1.0152284264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69">
            <text:p>869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2.64672036823936">
            <text:p>-2.6467203682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286">
            <text:p>1286</text:p>
          </table:table-cell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260">
            <text:p>1260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317460317460316">
            <text:p>0.3174603175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986">
            <text:p>1986</text:p>
          </table:table-cell>
          <table:table-cell office:value-type="float" office:value="2006">
            <text:p>2006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997008973080753">
            <text:p>-0.9970089731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341">
            <text:p>341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1.75953079178885">
            <text:p>-1.7595307918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09">
            <text:p>1409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413">
            <text:p>1413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1.27388535031847">
            <text:p>-1.2738853503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991">
            <text:p>991</text:p>
          </table:table-cell>
          <table:table-cell office:value-type="float" office:value="987">
            <text:p>987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0.40526849037488">
            <text:p>0.4052684904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60">
            <text:p>4260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260">
            <text:p>42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0093896713615">
            <text:p>-1.0093896714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float" office:value="1941">
            <text:p>1941</text:p>
          </table:table-cell>
          <table:table-cell table:formula="of:=IF(AND([.B452]&gt;[.E452];[.H452]=1);1;&quot;&quot;)" office:value-type="float" office:value="1">
            <text:p>1</text:p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0.927357032457493">
            <text:p>0.9273570325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1198">
            <text:p>1198</text:p>
          </table:table-cell>
          <table:table-cell table:formula="of:=IF(AND([.B453]&gt;[.E453];[.H453]=1);1;&quot;&quot;)" office:value-type="float" office:value="1">
            <text:p>1</text:p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-1.66944908180301">
            <text:p>-1.6694490818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670">
            <text:p>8670</text:p>
          </table:table-cell>
          <table:table-cell office:value-type="float" office:value="1">
            <text:p>1</text:p>
          </table:table-cell>
          <table:table-cell office:value-type="float" office:value="8510">
            <text:p>8510</text:p>
          </table:table-cell>
          <table:table-cell office:value-type="float" office:value="8810">
            <text:p>881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3.40522133938707">
            <text:p>-3.4052213394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066">
            <text:p>2066</text:p>
          </table:table-cell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office:value-type="float" office:value="2065">
            <text:p>2065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1.69491525423729">
            <text:p>-1.6949152542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1557">
            <text:p>1557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0.449582530507385">
            <text:p>-0.4495825305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615">
            <text:p>1615</text:p>
          </table:table-cell>
          <table:table-cell office:value-type="float" office:value="1">
            <text:p>1</text:p>
          </table:table-cell>
          <table:table-cell office:value-type="float" office:value="1601">
            <text:p>1601</text:p>
          </table:table-cell>
          <table:table-cell office:value-type="float" office:value="1612">
            <text:p>1612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0.682382133995034">
            <text:p>-0.682382134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17">
            <text:p>817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office:value-type="float" office:value="812">
            <text:p>812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0.615763546798036">
            <text:p>-0.6157635468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  <table:table-cell office:value-type="float" office:value="1346">
            <text:p>1346</text:p>
          </table:table-cell>
          <table:table-cell office:value-type="float" office:value="1379">
            <text:p>1379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2.39303843364756">
            <text:p>-2.3930384336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95">
            <text:p>3695</text:p>
          </table:table-cell>
          <table:table-cell office:value-type="float" office:value="1">
            <text:p>1</text:p>
          </table:table-cell>
          <table:table-cell office:value-type="float" office:value="3670">
            <text:p>3670</text:p>
          </table:table-cell>
          <table:table-cell office:value-type="float" office:value="3710">
            <text:p>371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1.07816711590296">
            <text:p>-1.0781671159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1.76991150442478">
            <text:p>1.7699115044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0">
            <text:p>0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30">
            <text:p>1230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1213">
            <text:p>1213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1.73124484748557">
            <text:p>1.7312448475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2847">
            <text:p>2847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3.19634703196347">
            <text:p>-3.196347032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3924">
            <text:p>3924</text:p>
          </table:table-cell>
          <table:table-cell office:value-type="float" office:value="3980">
            <text:p>398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1.4070351758794">
            <text:p>-1.4070351759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float" office:value="6004">
            <text:p>6004</text:p>
          </table:table-cell>
          <table:table-cell office:value-type="float" office:value="5840">
            <text:p>584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2.80821917808218">
            <text:p>2.8082191781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6350">
            <text:p>6350</text:p>
          </table:table-cell>
          <table:table-cell office:value-type="float" office:value="1">
            <text:p>1</text:p>
          </table:table-cell>
          <table:table-cell office:value-type="float" office:value="6223">
            <text:p>6223</text:p>
          </table:table-cell>
          <table:table-cell office:value-type="float" office:value="6480">
            <text:p>648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3.96604938271605">
            <text:p>-3.9660493827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98">
            <text:p>1198</text:p>
          </table:table-cell>
          <table:table-cell office:value-type="float" office:value="1192">
            <text:p>119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0.503355704697995">
            <text:p>0.5033557047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table:number-columns-repeated="2" office:value-type="float" office:value="2831">
            <text:p>2831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0">
            <text:p>0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46">
            <text:p>2946</text:p>
          </table:table-cell>
          <table:table-cell office:value-type="float" office:value="1">
            <text:p>1</text:p>
          </table:table-cell>
          <table:table-cell office:value-type="float" office:value="2953">
            <text:p>2953</text:p>
          </table:table-cell>
          <table:table-cell office:value-type="float" office:value="2903">
            <text:p>2903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 office:value-type="float" office:value="1">
            <text:p>1</text:p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1.72235618325868">
            <text:p>1.7223561833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525">
            <text:p>4525</text:p>
          </table:table-cell>
          <table:table-cell office:value-type="float" office:value="1">
            <text:p>1</text:p>
          </table:table-cell>
          <table:table-cell office:value-type="float" office:value="4500">
            <text:p>4500</text:p>
          </table:table-cell>
          <table:table-cell office:value-type="float" office:value="4490">
            <text:p>449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222717149220486">
            <text:p>0.2227171492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157">
            <text:p>7157</text:p>
          </table:table-cell>
          <table:table-cell office:value-type="float" office:value="1">
            <text:p>1</text:p>
          </table:table-cell>
          <table:table-cell office:value-type="float" office:value="7162">
            <text:p>7162</text:p>
          </table:table-cell>
          <table:table-cell office:value-type="float" office:value="7193">
            <text:p>7193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 office:value-type="float" office:value="1">
            <text:p>1</text:p>
          </table:table-cell>
          <table:table-cell/>
          <table:table-cell table:formula="of:=([.D473]/[.E473]*100)-100" office:value-type="float" office:value="-0.430974558598635">
            <text:p>-0.4309745586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16">
            <text:p>916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float" office:value="903">
            <text:p>903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0.553709856035439">
            <text:p>0.553709856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105">
            <text:p>1105</text:p>
          </table:table-cell>
          <table:table-cell office:value-type="float" office:value="1">
            <text:p>1</text:p>
          </table:table-cell>
          <table:table-cell office:value-type="float" office:value="1092">
            <text:p>1092</text:p>
          </table:table-cell>
          <table:table-cell office:value-type="float" office:value="1072">
            <text:p>1072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1.86567164179105">
            <text:p>1.8656716418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64">
            <text:p>2564</text:p>
          </table:table-cell>
          <table:table-cell office:value-type="float" office:value="1">
            <text:p>1</text:p>
          </table:table-cell>
          <table:table-cell office:value-type="float" office:value="2573">
            <text:p>2573</text:p>
          </table:table-cell>
          <table:table-cell office:value-type="float" office:value="2534">
            <text:p>2534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1.53906866614048">
            <text:p>1.5390686661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80">
            <text:p>3180</text:p>
          </table:table-cell>
          <table:table-cell office:value-type="float" office:value="1">
            <text:p>1</text:p>
          </table:table-cell>
          <table:table-cell office:value-type="float" office:value="3187">
            <text:p>3187</text:p>
          </table:table-cell>
          <table:table-cell office:value-type="float" office:value="3110">
            <text:p>3110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2.47588424437299">
            <text:p>2.4758842444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  <table:table-cell office:value-type="float" office:value="3482">
            <text:p>3482</text:p>
          </table:table-cell>
          <table:table-cell office:value-type="float" office:value="3480">
            <text:p>348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0.0574712643678197">
            <text:p>0.0574712644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363">
            <text:p>363</text:p>
          </table:table-cell>
          <table:table-cell table:formula="of:=IF(AND([.B479]&gt;[.E479];[.H479]=1);1;&quot;&quot;)" office:value-type="float" office:value="1">
            <text:p>1</text:p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-1.37741046831957">
            <text:p>-1.3774104683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office:value-type="float" office:value="504">
            <text:p>504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-1.98412698412699">
            <text:p>-1.9841269841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580">
            <text:p>9580</text:p>
          </table:table-cell>
          <table:table-cell office:value-type="float" office:value="1">
            <text:p>1</text:p>
          </table:table-cell>
          <table:table-cell office:value-type="float" office:value="9465">
            <text:p>9465</text:p>
          </table:table-cell>
          <table:table-cell office:value-type="float" office:value="9740">
            <text:p>974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2.82340862422998">
            <text:p>-2.8234086242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70">
            <text:p>3670</text:p>
          </table:table-cell>
          <table:table-cell office:value-type="float" office:value="1">
            <text:p>1</text:p>
          </table:table-cell>
          <table:table-cell office:value-type="float" office:value="3635">
            <text:p>3635</text:p>
          </table:table-cell>
          <table:table-cell office:value-type="float" office:value="3675">
            <text:p>367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1.08843537414965">
            <text:p>-1.0884353741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980">
            <text:p>3980</text:p>
          </table:table-cell>
          <table:table-cell office:value-type="float" office:value="4025">
            <text:p>4025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1.11801242236025">
            <text:p>-1.1180124224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87">
            <text:p>2287</text:p>
          </table:table-cell>
          <table:table-cell office:value-type="float" office:value="1">
            <text:p>1</text:p>
          </table:table-cell>
          <table:table-cell office:value-type="float" office:value="2268">
            <text:p>2268</text:p>
          </table:table-cell>
          <table:table-cell office:value-type="float" office:value="2297">
            <text:p>2297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1.26251632564214">
            <text:p>-1.2625163256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110">
            <text:p>3110</text:p>
          </table:table-cell>
          <table:table-cell office:value-type="float" office:value="1">
            <text:p>1</text:p>
          </table:table-cell>
          <table:table-cell office:value-type="float" office:value="3054">
            <text:p>3054</text:p>
          </table:table-cell>
          <table:table-cell office:value-type="float" office:value="3125">
            <text:p>3125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>
            <text:p/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>
            <text:p/>
          </table:table-cell>
          <table:table-cell table:formula="of:=IF(OR(AND([.G485]=1;[.I485]=1);AND([.F485]=1;[.H485]=1));1;&quot;&quot;)">
            <text:p/>
          </table:table-cell>
          <table:table-cell/>
          <table:table-cell table:formula="of:=([.D485]/[.E485]*100)-100" office:value-type="float" office:value="-2.27199999999999">
            <text:p>-2.272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9300">
            <text:p>49300</text:p>
          </table:table-cell>
          <table:table-cell office:value-type="float" office:value="1">
            <text:p>1</text:p>
          </table:table-cell>
          <table:table-cell office:value-type="float" office:value="48893">
            <text:p>48893</text:p>
          </table:table-cell>
          <table:table-cell office:value-type="float" office:value="48730">
            <text:p>4873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>
            <text:p/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>
            <text:p/>
          </table:table-cell>
          <table:table-cell table:formula="of:=IF(OR(AND([.G487]=1;[.I487]=1);AND([.F487]=1;[.H487]=1));1;&quot;&quot;)">
            <text:p/>
          </table:table-cell>
          <table:table-cell/>
          <table:table-cell table:formula="of:=([.D487]/[.E487]*100)-100" office:value-type="float" office:value="0.334496203570694">
            <text:p>0.3344962036</text:p>
          </table:table-cell>
          <table:table-cell table:formula="of:=IF(OR(AND([.B487]&gt;[.E487];[.C487]=0);AND([.B487]&lt;=[.E487];[.C487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5629">
            <text:p>5629</text:p>
          </table:table-cell>
          <table:table-cell office:value-type="float" office:value="1">
            <text:p>1</text:p>
          </table:table-cell>
          <table:table-cell office:value-type="float" office:value="5553">
            <text:p>5553</text:p>
          </table:table-cell>
          <table:table-cell office:value-type="float" office:value="5625">
            <text:p>5625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1.28">
            <text:p>-1.28</text:p>
          </table:table-cell>
          <table:table-cell table:formula="of:=IF(OR(AND([.B488]&gt;[.E488];[.C488]=0);AND([.B488]&lt;=[.E488];[.C488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490">
            <text:p>6490</text:p>
          </table:table-cell>
          <table:table-cell office:value-type="float" office:value="1">
            <text:p>1</text:p>
          </table:table-cell>
          <table:table-cell office:value-type="float" office:value="6385">
            <text:p>6385</text:p>
          </table:table-cell>
          <table:table-cell office:value-type="float" office:value="6370">
            <text:p>637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>
            <text:p/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  <table:table-cell table:formula="of:=([.D489]/[.E489]*100)-100" office:value-type="float" office:value="0.235478806907381">
            <text:p>0.2354788069</text:p>
          </table:table-cell>
          <table:table-cell table:formula="of:=IF(OR(AND([.B489]&gt;[.E489];[.C489]=0);AND([.B489]&lt;=[.E489];[.C489]=1));1;&quot;&quot;)">
            <text:p/>
          </table:table-cell>
        </table:table-row>
        <table:table-row table:style-name="ro2">
          <table:table-cell table:number-columns-repeated="5"/>
          <table:table-cell table:formula="of:=SUM([.F2:.F489])" office:value-type="float" office:value="7">
            <text:p>7</text:p>
          </table:table-cell>
          <table:table-cell table:formula="of:=SUM([.G2:.G489])" office:value-type="float" office:value="33">
            <text:p>33</text:p>
          </table:table-cell>
          <table:table-cell table:formula="of:=SUM([.H2:.H489])" office:value-type="float" office:value="24">
            <text:p>24</text:p>
          </table:table-cell>
          <table:table-cell table:formula="of:=SUM([.I2:.I489])" office:value-type="float" office:value="67">
            <text:p>67</text:p>
          </table:table-cell>
          <table:table-cell table:formula="of:=SUM([.J2:.J489])" office:value-type="float" office:value="40">
            <text:p>40</text:p>
          </table:table-cell>
          <table:table-cell table:formula="of:=([.J490]/([.H490]+[.I490]))*100" office:value-type="float" office:value="43.956043956044">
            <text:p>43.956043956</text:p>
          </table:table-cell>
          <table:table-cell table:formula="of:=AVERAGE([.L2:.L489])" office:value-type="float" office:value="-0.930646432316789">
            <text:p>-0.9306464323</text:p>
          </table:table-cell>
          <table:table-cell table:formula="of:=SUM([.M2:.M489])" office:value-type="float" office:value="234">
            <text:p>234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11.9897959183674">
            <text:p>-11.9897959184</text:p>
          </table:table-cell>
          <table:table-cell table:formula="of:=[.M490]/488" office:value-type="float" office:value="0.479508196721311">
            <text:p>0.4795081967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6.83417085427136">
            <text:p>6.8341708543</text:p>
          </table:table-cell>
          <table:table-cell table:formula="of:=SUM([.C2:.C489])" office:value-type="float" office:value="453">
            <text:p>453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6T10:44:10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